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900006E380000197B2521C442.wmf" manifest:media-type="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adornments="Regular" style:font-pitch="variable" style:font-charset="x-symbol"/>
    <style:font-face style:name="Wingdings" svg:font-family="Wingdings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MonL-Bold" svg:font-family="NimbusMonL-Bold" style:font-family-generic="roman" style:font-pitch="variable"/>
    <style:font-face style:name="NimbusMonL-Regu" svg:font-family="NimbusMonL-Regu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imbusMonL-Bold1" svg:font-family="NimbusMonL-Bold" style:font-family-generic="system" style:font-pitch="variable"/>
    <style:font-face style:name="NimbusMonL-Regu1" svg:font-family="NimbusMonL-Regu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5.836cm" fo:margin-left="-0.191cm" table:align="left"/>
    </style:style>
    <style:style style:name="Tabla1.A" style:family="table-column">
      <style:table-column-properties style:column-width="13.441cm"/>
    </style:style>
    <style:style style:name="Tabla1.B" style:family="table-column">
      <style:table-column-properties style:column-width="2.394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fo:line-height="100%" fo:text-align="justify" style:justify-single-word="false"/>
    </style:style>
    <style:style style:name="P2" style:family="paragraph" style:parent-style-name="Standard">
      <style:paragraph-properties fo:margin-left="1.501cm" fo:margin-right="0cm" fo:margin-top="0cm" fo:margin-bottom="0cm" fo:line-height="100%" fo:text-indent="0cm" style:auto-text-indent="false"/>
    </style:style>
    <style:style style:name="P3" style:family="paragraph" style:parent-style-name="Standard">
      <style:paragraph-properties fo:margin-left="0.751cm" fo:margin-right="0cm" fo:margin-top="0cm" fo:margin-bottom="0cm" fo:line-height="100%" fo:text-indent="0cm" style:auto-text-indent="false"/>
    </style:style>
    <style:style style:name="P4" style:family="paragraph" style:parent-style-name="Standard">
      <style:paragraph-properties fo:margin-left="0.751cm" fo:margin-right="0cm" fo:margin-top="0cm" fo:margin-bottom="0cm" fo:line-height="100%" fo:text-align="justify" style:justify-single-word="false" fo:text-indent="0cm" style:auto-text-indent="false"/>
    </style:style>
    <style:style style:name="P5" style:family="paragraph" style:parent-style-name="Standard">
      <style:paragraph-properties fo:margin-left="0.751cm" fo:margin-right="0cm" fo:margin-top="0cm" fo:margin-bottom="0cm" fo:line-height="100%" fo:text-align="center" style:justify-single-word="false" fo:text-indent="0cm" style:auto-text-indent="false"/>
      <style:text-properties style:font-name="Tahoma" style:font-name-asian="Times New Roman2" style:language-asian="es" style:country-asian="VE" style:font-name-complex="Tahoma1" style:font-size-complex="12pt"/>
    </style:style>
    <style:style style:name="P6" style:family="paragraph" style:parent-style-name="List_20_Paragraph">
      <style:paragraph-properties fo:margin-left="2cm" fo:margin-right="0cm" fo:margin-top="0cm" fo:margin-bottom="0cm" fo:line-height="100%" fo:text-indent="0cm" style:auto-text-indent="false"/>
      <style:text-properties style:font-name="Times New Roman" style:font-name-asian="Times New Roman2" style:language-asian="es" style:country-asian="VE" style:font-name-complex="Times New Roman2"/>
    </style:style>
    <style:style style:name="P7" style:family="paragraph" style:parent-style-name="List_20_Paragraph" style:list-style-name="WWNum41">
      <style:paragraph-properties fo:margin-left="2cm" fo:margin-right="0cm" fo:margin-top="0cm" fo:margin-bottom="0cm" fo:line-height="100%" fo:text-indent="-0.499cm" style:auto-text-indent="false"/>
    </style:style>
    <style:style style:name="P8" style:family="paragraph" style:parent-style-name="List_20_Paragraph" style:list-style-name="WWNum42">
      <style:paragraph-properties fo:margin-left="2.501cm" fo:margin-right="0cm" fo:margin-top="0cm" fo:margin-bottom="0cm" fo:line-height="100%" fo:text-indent="-0.501cm" style:auto-text-indent="false"/>
    </style:style>
    <style:style style:name="P9" style:family="paragraph" style:parent-style-name="List_20_Paragraph" style:list-style-name="WWNum43">
      <style:paragraph-properties fo:margin-top="0cm" fo:margin-bottom="0cm" fo:line-height="100%"/>
    </style:style>
    <style:style style:name="P10" style:family="paragraph" style:parent-style-name="List_20_Paragraph">
      <style:paragraph-properties fo:margin-left="0.635cm" fo:margin-right="0cm" fo:margin-top="0cm" fo:margin-bottom="0cm" fo:line-height="100%" fo:text-align="justify" style:justify-single-word="false" fo:text-indent="0cm" style:auto-text-indent="false"/>
    </style:style>
    <style:style style:name="P11" style:family="paragraph" style:parent-style-name="List_20_Paragraph">
      <style:paragraph-properties fo:margin-left="0.635cm" fo:margin-right="0cm" fo:margin-top="0cm" fo:margin-bottom="0cm" fo:line-height="100%" fo:text-align="center" style:justify-single-word="false" fo:text-indent="0cm" style:auto-text-indent="false"/>
      <style:text-properties style:font-name="Tahoma" style:font-name-asian="Times New Roman2" style:language-asian="es" style:country-asian="VE" style:font-name-complex="Tahoma1" style:font-size-complex="12pt"/>
    </style:style>
    <style:style style:name="P12" style:family="paragraph" style:parent-style-name="No_20_Spacing">
      <style:paragraph-properties fo:text-align="end" style:justify-single-word="false"/>
    </style:style>
    <style:style style:name="P13" style:family="paragraph" style:parent-style-name="No_20_Spacing">
      <style:paragraph-properties fo:text-align="center" style:justify-single-word="false"/>
    </style:style>
    <style:style style:name="P14" style:family="paragraph" style:parent-style-name="No_20_Spacing">
      <style:paragraph-properties fo:text-align="justify" style:justify-single-word="false"/>
    </style:style>
    <style:style style:name="P15" style:family="paragraph" style:parent-style-name="No_20_Spacing" style:list-style-name="WWNum2">
      <style:paragraph-properties fo:text-align="justify" style:justify-single-word="false"/>
    </style:style>
    <style:style style:name="P16" style:family="paragraph" style:parent-style-name="No_20_Spacing" style:list-style-name="WWNum14">
      <style:paragraph-properties fo:text-align="justify" style:justify-single-word="false"/>
    </style:style>
    <style:style style:name="P17" style:family="paragraph" style:parent-style-name="No_20_Spacing" style:list-style-name="WWNum14">
      <style:paragraph-properties fo:text-align="justify" style:justify-single-word="false">
        <style:tab-stops>
          <style:tab-stop style:position="1.752cm"/>
        </style:tab-stops>
      </style:paragraph-properties>
    </style:style>
    <style:style style:name="P18" style:family="paragraph" style:parent-style-name="No_20_Spacing" style:list-style-name="WWNum23">
      <style:paragraph-properties fo:text-align="justify" style:justify-single-word="false">
        <style:tab-stops>
          <style:tab-stop style:position="1.752cm"/>
        </style:tab-stops>
      </style:paragraph-properties>
    </style:style>
    <style:style style:name="P19" style:family="paragraph" style:parent-style-name="No_20_Spacing" style:list-style-name="WWNum25">
      <style:paragraph-properties fo:text-align="justify" style:justify-single-word="false">
        <style:tab-stops>
          <style:tab-stop style:position="1.752cm"/>
        </style:tab-stops>
      </style:paragraph-properties>
    </style:style>
    <style:style style:name="P20" style:family="paragraph" style:parent-style-name="No_20_Spacing" style:list-style-name="WWNum14">
      <style:paragraph-properties fo:text-align="justify" style:justify-single-word="false">
        <style:tab-stops>
          <style:tab-stop style:position="1.501cm"/>
          <style:tab-stop style:position="1.752cm"/>
        </style:tab-stops>
      </style:paragraph-properties>
    </style:style>
    <style:style style:name="P21" style:family="paragraph" style:parent-style-name="No_20_Spacing" style:list-style-name="WWNum18">
      <style:paragraph-properties fo:text-align="justify" style:justify-single-word="false"/>
    </style:style>
    <style:style style:name="P22" style:family="paragraph" style:parent-style-name="No_20_Spacing" style:list-style-name="WWNum20">
      <style:paragraph-properties fo:text-align="justify" style:justify-single-word="false"/>
    </style:style>
    <style:style style:name="P23" style:family="paragraph" style:parent-style-name="No_20_Spacing" style:list-style-name="WWNum23">
      <style:paragraph-properties fo:text-align="justify" style:justify-single-word="false"/>
    </style:style>
    <style:style style:name="P24" style:family="paragraph" style:parent-style-name="No_20_Spacing" style:list-style-name="WWNum25">
      <style:paragraph-properties fo:text-align="justify" style:justify-single-word="false"/>
    </style:style>
    <style:style style:name="P25" style:family="paragraph" style:parent-style-name="No_20_Spacing">
      <style:paragraph-properties fo:text-align="justify" style:justify-single-word="false"/>
      <style:text-properties style:font-name="Tahoma" fo:font-weight="bold" style:font-weight-asian="bold" style:font-name-complex="Tahoma1"/>
    </style:style>
    <style:style style:name="P26" style:family="paragraph" style:parent-style-name="No_20_Spacing">
      <style:paragraph-properties fo:text-align="justify" style:justify-single-word="false"/>
      <style:text-properties style:font-name="Tahoma" fo:font-weight="bold" style:language-asian="es" style:country-asian="VE" style:font-weight-asian="bold" style:font-name-complex="Tahoma1"/>
    </style:style>
    <style:style style:name="P27" style:family="paragraph" style:parent-style-name="No_20_Spacing">
      <style:paragraph-properties fo:text-align="justify" style:justify-single-word="false"/>
      <style:text-properties style:font-name="Tahoma" fo:language="en" fo:country="US" fo:font-weight="bold" style:font-weight-asian="bold" style:font-name-complex="Tahoma1"/>
    </style:style>
    <style:style style:name="P28" style:family="paragraph" style:parent-style-name="No_20_Spacing">
      <style:paragraph-properties fo:text-align="justify" style:justify-single-word="false"/>
      <style:text-properties style:font-name="Tahoma" fo:language="es" fo:country="ES" fo:font-weight="bold" style:font-weight-asian="bold" style:font-name-complex="Tahoma1"/>
    </style:style>
    <style:style style:name="P29" style:family="paragraph" style:parent-style-name="No_20_Spacing">
      <style:text-properties style:font-name="Tahoma" style:language-asian="es" style:country-asian="VE" style:font-name-complex="Tahoma1"/>
    </style:style>
    <style:style style:name="P30" style:family="paragraph" style:parent-style-name="No_20_Spacing">
      <style:paragraph-properties fo:text-align="justify" style:justify-single-word="false"/>
      <style:text-properties fo:language="es" fo:country="ES"/>
    </style:style>
    <style:style style:name="P31" style:family="paragraph" style:parent-style-name="No_20_Spacing" style:list-style-name="WWNum25"/>
    <style:style style:name="P32" style:family="paragraph" style:parent-style-name="No_20_Spacing">
      <style:paragraph-properties fo:margin-left="0.751cm" fo:margin-right="0cm" fo:text-align="justify" style:justify-single-word="false" fo:text-indent="0cm" style:auto-text-indent="false"/>
    </style:style>
    <style:style style:name="P33" style:family="paragraph" style:parent-style-name="No_20_Spacing">
      <style:paragraph-properties fo:margin-left="0.751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</style:style>
    <style:style style:name="P34" style:family="paragraph" style:parent-style-name="No_20_Spacing">
      <style:paragraph-properties fo:margin-left="0.751cm" fo:margin-right="0cm" fo:text-align="justify" style:justify-single-word="false" fo:text-indent="0cm" style:auto-text-indent="false"/>
      <style:text-properties style:font-name="Tahoma" fo:language="es" fo:country="ES" style:language-asian="es" style:country-asian="VE" style:font-name-complex="Tahoma1"/>
    </style:style>
    <style:style style:name="P35" style:family="paragraph" style:parent-style-name="No_20_Spacing">
      <style:paragraph-properties fo:margin-left="0.751cm" fo:margin-right="0cm" fo:text-align="center" style:justify-single-word="false" fo:text-indent="0cm" style:auto-text-indent="false"/>
      <style:text-properties style:font-name="Tahoma" fo:language="es" fo:country="ES" style:font-name-complex="Tahoma1"/>
    </style:style>
    <style:style style:name="P36" style:family="paragraph" style:parent-style-name="No_20_Spacing">
      <style:paragraph-properties fo:margin-left="0.751cm" fo:margin-right="0cm" fo:text-align="center" style:justify-single-word="false" fo:text-indent="0cm" style:auto-text-indent="false">
        <style:tab-stops>
          <style:tab-stop style:position="1.752cm"/>
        </style:tab-stops>
      </style:paragraph-properties>
      <style:text-properties style:font-name="Tahoma" fo:language="es" fo:country="ES" style:font-name-complex="Tahoma1"/>
    </style:style>
    <style:style style:name="P37" style:family="paragraph" style:parent-style-name="No_20_Spacing">
      <style:paragraph-properties fo:margin-left="0.751cm" fo:margin-right="0cm" fo:text-align="justify" style:justify-single-word="false" fo:text-indent="0cm" style:auto-text-indent="false"/>
      <style:text-properties style:font-name="Tahoma" fo:language="es" fo:country="ES" style:font-name-complex="Tahoma1"/>
    </style:style>
    <style:style style:name="P38" style:family="paragraph" style:parent-style-name="No_20_Spacing">
      <style:paragraph-properties fo:margin-left="0.751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style:font-name="Tahoma" fo:language="es" fo:country="ES" style:font-name-complex="Tahoma1"/>
    </style:style>
    <style:style style:name="P39" style:family="paragraph" style:parent-style-name="No_20_Spacing">
      <style:paragraph-properties fo:margin-left="0.751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style:font-name="Tahoma" fo:language="es" fo:country="ES" fo:font-weight="bold" style:font-weight-asian="bold" style:font-name-complex="Tahoma1"/>
    </style:style>
    <style:style style:name="P40" style:family="paragraph" style:parent-style-name="No_20_Spacing">
      <style:paragraph-properties fo:margin-left="0.751cm" fo:margin-right="0cm" fo:text-align="justify" style:justify-single-word="false" fo:text-indent="0cm" style:auto-text-indent="false"/>
      <style:text-properties style:font-name="Tahoma" style:language-asian="es" style:country-asian="VE" style:font-name-complex="Tahoma1"/>
    </style:style>
    <style:style style:name="P41" style:family="paragraph" style:parent-style-name="No_20_Spacing">
      <style:paragraph-properties fo:margin-left="0.751cm" fo:margin-right="0cm" fo:text-align="center" style:justify-single-word="false" fo:text-indent="0cm" style:auto-text-indent="false"/>
      <style:text-properties style:font-name="Tahoma" style:language-asian="es" style:country-asian="VE" style:font-name-complex="Tahoma1"/>
    </style:style>
    <style:style style:name="P42" style:family="paragraph" style:parent-style-name="No_20_Spacing">
      <style:paragraph-properties fo:margin-left="0.751cm" fo:margin-right="0cm" fo:text-align="justify" style:justify-single-word="false" fo:text-indent="0cm" style:auto-text-indent="false"/>
      <style:text-properties style:font-name="Tahoma" fo:font-weight="bold" style:language-asian="es" style:country-asian="VE" style:font-weight-asian="bold" style:font-name-complex="Tahoma1"/>
    </style:style>
    <style:style style:name="P43" style:family="paragraph" style:parent-style-name="No_20_Spacing">
      <style:paragraph-properties fo:margin-left="0.751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style:font-name="Tahoma" fo:font-weight="bold" style:language-asian="es" style:country-asian="VE" style:font-weight-asian="bold" style:font-name-complex="Tahoma1"/>
    </style:style>
    <style:style style:name="P44" style:family="paragraph" style:parent-style-name="No_20_Spacing">
      <style:paragraph-properties fo:margin-left="0.751cm" fo:margin-right="0cm" fo:text-align="center" style:justify-single-word="false" fo:text-indent="0cm" style:auto-text-indent="false"/>
      <style:text-properties style:font-name="Tahoma" fo:font-weight="bold" style:language-asian="es" style:country-asian="VE" style:font-weight-asian="bold" style:font-name-complex="Tahoma1"/>
    </style:style>
    <style:style style:name="P45" style:family="paragraph" style:parent-style-name="No_20_Spacing">
      <style:paragraph-properties fo:margin-left="0.751cm" fo:margin-right="0cm" fo:text-align="center" style:justify-single-word="false" fo:text-indent="0cm" style:auto-text-indent="false">
        <style:tab-stops>
          <style:tab-stop style:position="1.752cm"/>
        </style:tab-stops>
      </style:paragraph-properties>
      <style:text-properties style:font-name="Tahoma" fo:font-weight="bold" style:language-asian="es" style:country-asian="VE" style:font-weight-asian="bold" style:font-name-complex="Tahoma1"/>
    </style:style>
    <style:style style:name="P46" style:family="paragraph" style:parent-style-name="No_20_Spacing">
      <style:paragraph-properties fo:margin-left="0.751cm" fo:margin-right="0cm" fo:text-align="justify" style:justify-single-word="false" fo:text-indent="0cm" style:auto-text-indent="false"/>
      <style:text-properties style:font-name="Tahoma" fo:font-size="14pt" fo:language="es" fo:country="ES" style:font-size-asian="14pt" style:font-name-complex="Tahoma1"/>
    </style:style>
    <style:style style:name="P47" style:family="paragraph" style:parent-style-name="No_20_Spacing">
      <style:paragraph-properties fo:margin-left="0.751cm" fo:margin-right="0cm" fo:text-align="center" style:justify-single-word="false" fo:text-indent="0cm" style:auto-text-indent="false"/>
      <style:text-properties style:font-name="Tahoma" fo:font-size="12pt" fo:font-weight="bold" style:font-size-asian="12pt" style:language-asian="es" style:country-asian="VE" style:font-weight-asian="bold" style:font-name-complex="Tahoma1"/>
    </style:style>
    <style:style style:name="P48" style:family="paragraph" style:parent-style-name="No_20_Spacing">
      <style:paragraph-properties fo:margin-left="0.751cm" fo:margin-right="0cm" fo:text-align="justify" style:justify-single-word="false" fo:text-indent="0cm" style:auto-text-indent="false"/>
      <style:text-properties style:font-name="Tahoma" fo:font-size="12pt" fo:font-weight="bold" style:font-size-asian="12pt" style:language-asian="es" style:country-asian="VE" style:font-weight-asian="bold" style:font-name-complex="Tahoma1"/>
    </style:style>
    <style:style style:name="P49" style:family="paragraph" style:parent-style-name="No_20_Spacing">
      <style:paragraph-properties fo:margin-left="0.751cm" fo:margin-right="0cm" fo:text-align="center" style:justify-single-word="false" fo:text-indent="0cm" style:auto-text-indent="false"/>
      <style:text-properties fo:language="es" fo:country="ES"/>
    </style:style>
    <style:style style:name="P50" style:family="paragraph" style:parent-style-name="No_20_Spacing">
      <style:paragraph-properties fo:margin-left="0.751cm" fo:margin-right="0cm" fo:text-align="justify" style:justify-single-word="false" fo:text-indent="0cm" style:auto-text-indent="false"/>
      <style:text-properties fo:language="es" fo:country="ES"/>
    </style:style>
    <style:style style:name="P51" style:family="paragraph" style:parent-style-name="No_20_Spacing">
      <style:paragraph-properties fo:margin-left="0.751cm" fo:margin-right="0cm" fo:text-align="center" style:justify-single-word="false" fo:text-indent="0cm" style:auto-text-indent="false"/>
    </style:style>
    <style:style style:name="P52" style:family="paragraph" style:parent-style-name="No_20_Spacing">
      <style:paragraph-properties fo:margin-left="0.751cm" fo:margin-right="0cm" fo:text-align="center" style:justify-single-word="false" fo:text-indent="0cm" style:auto-text-indent="false">
        <style:tab-stops>
          <style:tab-stop style:position="1.752cm"/>
        </style:tab-stops>
      </style:paragraph-properties>
    </style:style>
    <style:style style:name="P53" style:family="paragraph" style:parent-style-name="No_20_Spacing">
      <style:paragraph-properties fo:margin-left="0.751cm" fo:margin-right="0cm" fo:text-align="justify" style:justify-single-word="false" fo:text-indent="0cm" style:auto-text-indent="false"/>
      <style:text-properties fo:color="#000000" style:font-name="Tahoma" style:font-name-complex="Tahoma1" style:font-size-complex="9pt"/>
    </style:style>
    <style:style style:name="P54" style:family="paragraph" style:parent-style-name="No_20_Spacing">
      <style:paragraph-properties fo:margin-left="0.751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fo:color="#000000" style:font-name="Tahoma" style:font-name-complex="Tahoma1" style:font-size-complex="9pt"/>
    </style:style>
    <style:style style:name="P55" style:family="paragraph" style:parent-style-name="No_20_Spacing" style:list-style-name="WWNum1">
      <style:paragraph-properties fo:margin-left="0.751cm" fo:margin-right="0cm" fo:margin-top="0cm" fo:margin-bottom="0cm" fo:line-height="100%" fo:text-align="justify" style:justify-single-word="false" fo:text-indent="-0.751cm" style:auto-text-indent="false"/>
    </style:style>
    <style:style style:name="P56" style:family="paragraph" style:parent-style-name="No_20_Spacing">
      <style:paragraph-properties fo:margin-left="1.752cm" fo:margin-right="0cm" fo:text-align="justify" style:justify-single-word="false" fo:text-indent="0cm" style:auto-text-indent="false"/>
    </style:style>
    <style:style style:name="P57" style:family="paragraph" style:parent-style-name="No_20_Spacing">
      <style:paragraph-properties fo:margin-left="1.752cm" fo:margin-right="0cm" fo:text-align="justify" style:justify-single-word="false" fo:text-indent="0cm" style:auto-text-indent="false">
        <style:tab-stops>
          <style:tab-stop style:position="1.879cm"/>
        </style:tab-stops>
      </style:paragraph-properties>
    </style:style>
    <style:style style:name="P58" style:family="paragraph" style:parent-style-name="No_20_Spacing">
      <style:paragraph-properties fo:margin-left="1.752cm" fo:margin-right="0cm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59" style:family="paragraph" style:parent-style-name="No_20_Spacing">
      <style:paragraph-properties fo:margin-left="1.752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</style:style>
    <style:style style:name="P60" style:family="paragraph" style:parent-style-name="No_20_Spacing" style:list-style-name="WWNum2">
      <style:paragraph-properties fo:margin-left="1.752cm" fo:margin-right="0cm" fo:text-align="justify" style:justify-single-word="false" fo:text-indent="-1.117cm" style:auto-text-indent="false">
        <style:tab-stops>
          <style:tab-stop style:position="1.879cm"/>
        </style:tab-stops>
      </style:paragraph-properties>
    </style:style>
    <style:style style:name="P61" style:family="paragraph" style:parent-style-name="No_20_Spacing" style:list-style-name="WWNum14">
      <style:paragraph-properties fo:margin-left="1.752cm" fo:margin-right="0cm" fo:text-align="justify" style:justify-single-word="false" fo:text-indent="-1.117cm" style:auto-text-indent="false"/>
    </style:style>
    <style:style style:name="P62" style:family="paragraph" style:parent-style-name="No_20_Spacing" style:list-style-name="WWNum18">
      <style:paragraph-properties fo:margin-left="1.752cm" fo:margin-right="0cm" fo:text-align="justify" style:justify-single-word="false" fo:text-indent="-1.117cm" style:auto-text-indent="false"/>
    </style:style>
    <style:style style:name="P63" style:family="paragraph" style:parent-style-name="No_20_Spacing" style:list-style-name="WWNum20">
      <style:paragraph-properties fo:margin-left="1.752cm" fo:margin-right="0cm" fo:text-align="justify" style:justify-single-word="false" fo:text-indent="-1.117cm" style:auto-text-indent="false"/>
    </style:style>
    <style:style style:name="P64" style:family="paragraph" style:parent-style-name="No_20_Spacing" style:list-style-name="WWNum20">
      <style:paragraph-properties fo:margin-left="1.752cm" fo:margin-right="0cm" fo:text-align="justify" style:justify-single-word="false" fo:text-indent="-1.117cm" style:auto-text-indent="false">
        <style:tab-stops>
          <style:tab-stop style:position="2cm"/>
        </style:tab-stops>
      </style:paragraph-properties>
    </style:style>
    <style:style style:name="P65" style:family="paragraph" style:parent-style-name="No_20_Spacing" style:list-style-name="WWNum23">
      <style:paragraph-properties fo:margin-left="1.752cm" fo:margin-right="0cm" fo:text-align="justify" style:justify-single-word="false" fo:text-indent="-1.117cm" style:auto-text-indent="false"/>
    </style:style>
    <style:style style:name="P66" style:family="paragraph" style:parent-style-name="No_20_Spacing" style:list-style-name="WWNum30">
      <style:paragraph-properties fo:margin-left="0cm" fo:margin-right="0cm" fo:text-indent="-1.251cm" style:auto-text-indent="false">
        <style:tab-stops>
          <style:tab-stop style:position="1.501cm"/>
          <style:tab-stop style:position="2cm"/>
        </style:tab-stops>
      </style:paragraph-properties>
    </style:style>
    <style:style style:name="P67" style:family="paragraph" style:parent-style-name="No_20_Spacing" style:list-style-name="WWNum31">
      <style:paragraph-properties fo:margin-left="2.501cm" fo:margin-right="0cm" fo:text-indent="-0.501cm" style:auto-text-indent="false">
        <style:tab-stops>
          <style:tab-stop style:position="1.501cm"/>
          <style:tab-stop style:position="1.752cm"/>
        </style:tab-stops>
      </style:paragraph-properties>
    </style:style>
    <style:style style:name="P68" style:family="paragraph" style:parent-style-name="No_20_Spacing" style:list-style-name="WWNum36">
      <style:paragraph-properties fo:margin-left="2.501cm" fo:margin-right="0cm" fo:text-indent="-0.501cm" style:auto-text-indent="false"/>
    </style:style>
    <style:style style:name="P69" style:family="paragraph" style:parent-style-name="No_20_Spacing" style:list-style-name="WWNum38">
      <style:paragraph-properties fo:margin-left="2.501cm" fo:margin-right="0cm" fo:text-indent="-0.501cm" style:auto-text-indent="false"/>
    </style:style>
    <style:style style:name="P70" style:family="paragraph" style:parent-style-name="No_20_Spacing" style:list-style-name="WWNum32">
      <style:paragraph-properties fo:margin-left="3cm" fo:margin-right="0cm" fo:text-indent="-0.499cm" style:auto-text-indent="false">
        <style:tab-stops>
          <style:tab-stop style:position="1.501cm"/>
          <style:tab-stop style:position="1.752cm"/>
        </style:tab-stops>
      </style:paragraph-properties>
    </style:style>
    <style:style style:name="P71" style:family="paragraph" style:parent-style-name="No_20_Spacing" style:list-style-name="WWNum33">
      <style:paragraph-properties fo:margin-left="3cm" fo:margin-right="0cm" fo:text-indent="-0.499cm" style:auto-text-indent="false">
        <style:tab-stops>
          <style:tab-stop style:position="1.501cm"/>
          <style:tab-stop style:position="1.752cm"/>
        </style:tab-stops>
      </style:paragraph-properties>
    </style:style>
    <style:style style:name="P72" style:family="paragraph" style:parent-style-name="No_20_Spacing" style:list-style-name="WWNum39">
      <style:paragraph-properties fo:margin-left="3cm" fo:margin-right="0cm" fo:text-indent="-0.499cm" style:auto-text-indent="false"/>
    </style:style>
    <style:style style:name="P73" style:family="paragraph" style:parent-style-name="No_20_Spacing" style:list-style-name="WWNum35">
      <style:paragraph-properties fo:margin-left="2cm" fo:margin-right="0cm" fo:text-indent="-0.499cm" style:auto-text-indent="false"/>
    </style:style>
    <style:style style:name="P74" style:family="paragraph" style:parent-style-name="No_20_Spacing">
      <style:paragraph-properties fo:margin-left="1.501cm" fo:margin-right="0cm" fo:text-indent="0cm" style:auto-text-indent="false"/>
    </style:style>
    <style:style style:name="P75" style:family="paragraph" style:parent-style-name="No_20_Spacing">
      <style:paragraph-properties fo:margin-left="1.397cm" fo:margin-right="0cm" fo:text-align="center" style:justify-single-word="false" fo:text-indent="0cm" style:auto-text-indent="false"/>
      <style:text-properties style:font-name="Tahoma" fo:language="es" fo:country="ES" style:language-asian="es" style:country-asian="VE" style:font-name-complex="Tahoma1"/>
    </style:style>
    <style:style style:name="P76" style:family="paragraph" style:parent-style-name="No_20_Spacing">
      <style:paragraph-properties fo:margin-left="1.397cm" fo:margin-right="0cm" fo:text-align="center" style:justify-single-word="false" fo:text-indent="0cm" style:auto-text-indent="false"/>
      <style:text-properties style:font-name="Tahoma" fo:font-size="9pt" fo:language="es" fo:country="ES" fo:font-style="italic" style:font-size-asian="9pt" style:language-asian="es" style:country-asian="VE" style:font-style-asian="italic" style:font-name-complex="Tahoma1" style:font-size-complex="9pt"/>
    </style:style>
    <style:style style:name="P77" style:family="paragraph" style:parent-style-name="No_20_Spacing">
      <style:paragraph-properties fo:margin-left="1.397cm" fo:margin-right="0cm" fo:text-align="center" style:justify-single-word="false" fo:text-indent="0cm" style:auto-text-indent="false"/>
      <style:text-properties style:font-name="Tahoma" fo:font-weight="bold" style:language-asian="es" style:country-asian="VE" style:font-weight-asian="bold" style:font-name-complex="Tahoma1"/>
    </style:style>
    <style:style style:name="P78" style:family="paragraph" style:parent-style-name="No_20_Spacing">
      <style:paragraph-properties fo:margin-left="1.397cm" fo:margin-right="0cm" fo:text-align="justify" style:justify-single-word="false" fo:text-indent="0cm" style:auto-text-indent="false"/>
      <style:text-properties style:font-name="Tahoma" fo:font-weight="bold" style:language-asian="es" style:country-asian="VE" style:font-weight-asian="bold" style:font-name-complex="Tahoma1"/>
    </style:style>
    <style:style style:name="P79" style:family="paragraph" style:parent-style-name="No_20_Spacing">
      <style:paragraph-properties fo:margin-left="1.397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style:font-name="Tahoma" fo:font-weight="bold" style:language-asian="es" style:country-asian="VE" style:font-weight-asian="bold" style:font-name-complex="Tahoma1"/>
    </style:style>
    <style:style style:name="P80" style:family="paragraph" style:parent-style-name="No_20_Spacing">
      <style:paragraph-properties fo:margin-left="1.397cm" fo:margin-right="0cm" fo:text-align="center" style:justify-single-word="false" fo:text-indent="0cm" style:auto-text-indent="false"/>
    </style:style>
    <style:style style:name="P81" style:family="paragraph" style:parent-style-name="No_20_Spacing">
      <style:paragraph-properties fo:margin-left="0.635cm" fo:margin-right="0cm" fo:text-align="justify" style:justify-single-word="false" fo:text-indent="0cm" style:auto-text-indent="false"/>
      <style:text-properties style:font-name="Tahoma" fo:font-weight="bold" style:language-asian="es" style:country-asian="VE" style:font-weight-asian="bold" style:font-name-complex="Tahoma1"/>
    </style:style>
    <style:style style:name="P82" style:family="paragraph" style:parent-style-name="No_20_Spacing">
      <style:paragraph-properties fo:margin-left="0.635cm" fo:margin-right="0cm" fo:text-indent="0cm" style:auto-text-indent="false"/>
      <style:text-properties style:font-name="Tahoma" fo:font-weight="bold" style:font-weight-asian="bold" style:font-name-complex="Tahoma1"/>
    </style:style>
    <style:style style:name="P83" style:family="paragraph" style:parent-style-name="No_20_Spacing">
      <style:paragraph-properties fo:margin-left="1.251cm" fo:margin-right="0cm" fo:text-align="justify" style:justify-single-word="false" fo:text-indent="0cm" style:auto-text-indent="false"/>
    </style:style>
    <style:style style:name="P84" style:family="paragraph" style:parent-style-name="No_20_Spacing" style:master-page-name="Standard">
      <style:paragraph-properties fo:text-align="end" style:justify-single-word="false" style:page-number="auto"/>
    </style:style>
    <style:style style:name="P85" style:family="paragraph">
      <style:paragraph-properties fo:text-align="center"/>
      <style:text-properties fo:font-size="18pt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/>
    </style:style>
    <style:style style:name="T3" style:family="text">
      <style:text-properties style:font-name="Tahoma" fo:font-size="22pt" fo:language="es" fo:country="ES" fo:font-weight="bold" style:font-size-asian="22pt" style:font-weight-asian="bold" style:font-name-complex="Tahoma1"/>
    </style:style>
    <style:style style:name="T4" style:family="text">
      <style:text-properties style:font-name="Tahoma" fo:language="es" fo:country="ES" style:font-name-complex="Tahoma1"/>
    </style:style>
    <style:style style:name="T5" style:family="text">
      <style:text-properties style:font-name="Tahoma" fo:language="es" fo:country="ES" fo:font-weight="bold" style:font-weight-asian="bold" style:font-name-complex="Tahoma1"/>
    </style:style>
    <style:style style:name="T6" style:family="text">
      <style:text-properties style:font-name="Tahoma" fo:language="es" fo:country="ES" fo:font-weight="bold" style:font-name-asian="Times New Roman2" style:language-asian="es" style:country-asian="VE" style:font-weight-asian="bold" style:font-name-complex="Tahoma1"/>
    </style:style>
    <style:style style:name="T7" style:family="text">
      <style:text-properties style:font-name="Tahoma" fo:language="es" fo:country="ES" fo:background-color="#ffff00" style:font-name-complex="Tahoma1"/>
    </style:style>
    <style:style style:name="T8" style:family="text">
      <style:text-properties style:font-name="Tahoma" fo:language="es" fo:country="ES" style:language-asian="es" style:country-asian="VE" style:font-name-complex="Tahoma1"/>
    </style:style>
    <style:style style:name="T9" style:family="text">
      <style:text-properties style:font-name="Tahoma" fo:language="es" fo:country="ES" style:font-name-asian="Times New Roman2" style:language-asian="es" style:country-asian="VE" style:font-name-complex="Tahoma1"/>
    </style:style>
    <style:style style:name="T10" style:family="text">
      <style:text-properties style:font-name="Tahoma" fo:language="es" fo:country="ES" style:font-name-asian="Times New Roman2" style:language-asian="es" style:country-asian="VE" style:font-name-complex="Tahoma1" style:font-size-complex="12pt"/>
    </style:style>
    <style:style style:name="T11" style:family="text">
      <style:text-properties style:font-name="Tahoma" fo:language="es" fo:country="ES" fo:font-style="italic" style:language-asian="es" style:country-asian="VE" style:font-style-asian="italic" style:font-name-complex="Tahoma1"/>
    </style:style>
    <style:style style:name="T12" style:family="text">
      <style:text-properties style:font-name="Tahoma" fo:language="es" fo:country="ES" fo:font-style="italic" style:font-name-asian="Times New Roman2" style:language-asian="es" style:country-asian="VE" style:font-style-asian="italic" style:font-name-complex="Tahoma1" style:font-size-complex="12pt"/>
    </style:style>
    <style:style style:name="T13" style:family="text">
      <style:text-properties style:font-name="Tahoma" fo:language="es" fo:country="ES" fo:font-style="italic" style:font-style-asian="italic" style:font-name-complex="Tahoma1"/>
    </style:style>
    <style:style style:name="T14" style:family="text">
      <style:text-properties style:font-name="Tahoma" fo:font-weight="bold" style:font-weight-asian="bold" style:font-name-complex="Tahoma1"/>
    </style:style>
    <style:style style:name="T15" style:family="text">
      <style:text-properties style:font-name="Tahoma" fo:font-weight="bold" style:font-weight-asian="bold" style:font-name-complex="Tahoma1" style:font-size-complex="12pt" style:font-weight-complex="bold"/>
    </style:style>
    <style:style style:name="T16" style:family="text">
      <style:text-properties style:font-name="Tahoma" fo:font-weight="bold" style:language-asian="es" style:country-asian="VE" style:font-weight-asian="bold" style:font-name-complex="Tahoma1"/>
    </style:style>
    <style:style style:name="T17" style:family="text">
      <style:text-properties style:font-name="Tahoma" fo:language="en" fo:country="US" style:font-name-complex="Tahoma1"/>
    </style:style>
    <style:style style:name="T18" style:family="text">
      <style:text-properties style:font-name="Tahoma" fo:language="en" fo:country="US" fo:font-weight="bold" style:font-weight-asian="bold" style:font-name-complex="Tahoma1"/>
    </style:style>
    <style:style style:name="T19" style:family="text">
      <style:text-properties style:font-name="Tahoma" style:font-name-complex="Tahoma1"/>
    </style:style>
    <style:style style:name="T20" style:family="text">
      <style:text-properties style:font-name="Tahoma" style:font-name-complex="Tahoma1" style:font-size-complex="10pt"/>
    </style:style>
    <style:style style:name="T21" style:family="text">
      <style:text-properties style:font-name="Tahoma" style:font-name-asian="Times New Roman2" style:language-asian="es" style:country-asian="VE" style:font-name-complex="Tahoma1"/>
    </style:style>
    <style:style style:name="T22" style:family="text">
      <style:text-properties style:font-name="Tahoma" fo:font-size="9pt" fo:language="es" fo:country="ES" fo:font-style="italic" style:font-size-asian="9pt" style:language-asian="es" style:country-asian="VE" style:font-style-asian="italic" style:font-name-complex="Tahoma1" style:font-size-complex="9pt"/>
    </style:style>
    <style:style style:name="T23" style:family="text">
      <style:text-properties style:font-name="Tahoma" fo:font-size="9pt" fo:language="es" fo:country="ES" fo:font-style="italic" style:font-size-asian="9pt" style:font-style-asian="italic" style:font-name-complex="Tahoma1"/>
    </style:style>
    <style:style style:name="T24" style:family="text">
      <style:text-properties style:font-name="Tahoma" fo:font-size="10pt" fo:font-weight="bold" style:font-size-asian="10pt" style:language-asian="es" style:country-asian="VE" style:font-weight-asian="bold" style:font-name-complex="Tahoma1"/>
    </style:style>
    <style:style style:name="T25" style:family="text">
      <style:text-properties style:font-name="Times New Roman" style:font-name-asian="Times New Roman2" style:language-asian="es" style:country-asian="VE" style:font-name-complex="Times New Roman2"/>
    </style:style>
    <style:style style:name="T26" style:family="text">
      <style:text-properties style:font-name="Times New Roman" fo:font-weight="bold" style:font-name-asian="Times New Roman2" style:language-asian="es" style:country-asian="VE" style:font-weight-asian="bold" style:font-name-complex="Times New Roman2"/>
    </style:style>
    <style:style style:name="T27" style:family="text">
      <style:text-properties fo:color="#95b3d7" fo:language="es" fo:country="ES"/>
    </style:style>
    <style:style style:name="T28" style:family="text">
      <style:text-properties fo:color="#7030a0" style:font-name="Tahoma" fo:language="es" fo:country="ES" fo:font-weight="bold" style:font-weight-asian="bold" style:font-name-complex="Tahoma1"/>
    </style:style>
    <style:style style:name="T29" style:family="text">
      <style:text-properties fo:color="#92d050" style:font-name="Tahoma" fo:background-color="#000000" style:font-name-complex="Tahoma1" style:font-size-complex="9pt"/>
    </style:style>
    <style:style style:name="T30" style:family="text">
      <style:text-properties fo:color="#ffffff" style:font-name="Tahoma" fo:background-color="#000000" style:font-name-complex="Tahoma1" style:font-size-complex="9pt"/>
    </style:style>
    <style:style style:name="T31" style:family="text">
      <style:text-properties fo:color="#ffffff" style:font-name="NimbusMonL-Bold" fo:font-size="9pt" fo:font-weight="bold" fo:background-color="#000000" style:font-size-asian="9pt" style:font-weight-asian="bold" style:font-name-complex="NimbusMonL-Bold1" style:font-size-complex="9pt" style:font-weight-complex="bold"/>
    </style:style>
    <style:style style:name="T32" style:family="text">
      <style:text-properties fo:color="#e36c0a" style:font-name="Tahoma" fo:background-color="#000000" style:font-name-complex="Tahoma1" style:font-size-complex="9pt"/>
    </style:style>
    <style:style style:name="T33" style:family="text">
      <style:text-properties fo:color="#ff0000" style:font-name="Tahoma" fo:background-color="#000000" style:font-name-complex="Tahoma1" style:font-size-complex="9pt"/>
    </style:style>
    <style:style style:name="T34" style:family="text">
      <style:text-properties fo:color="#ff0000" style:font-name="NimbusMonL-Bold" fo:font-size="9pt" fo:font-weight="bold" fo:background-color="#000000" style:font-size-asian="9pt" style:font-weight-asian="bold" style:font-name-complex="NimbusMonL-Bold1" style:font-size-complex="9pt" style:font-weight-complex="bold"/>
    </style:style>
    <style:style style:name="T35" style:family="text">
      <style:text-properties fo:color="#8064a2" style:font-name="Tahoma" fo:background-color="#000000" style:font-name-complex="Tahoma1" style:font-size-complex="9pt"/>
    </style:style>
    <style:style style:name="T36" style:family="text">
      <style:text-properties fo:color="#000000" style:font-name="Tahoma" style:font-name-complex="Tahoma1" style:font-size-complex="9pt"/>
    </style:style>
    <style:style style:name="T37" style:family="text">
      <style:text-properties fo:color="#000000" style:font-name="Tahoma" fo:background-color="#000000" style:font-name-complex="Tahoma1" style:font-size-complex="9pt"/>
    </style:style>
    <style:style style:name="T38" style:family="text">
      <style:text-properties fo:color="#000000" style:font-name="NimbusMonL-Regu" fo:font-size="9pt" style:font-size-asian="9pt" style:font-name-complex="NimbusMonL-Regu1" style:font-size-complex="9pt"/>
    </style:style>
    <style:style style:name="T39" style:family="text">
      <style:text-properties fo:color="#ffff99" style:font-name="Tahoma" fo:background-color="#000000" style:font-name-complex="Tahoma1" style:font-size-complex="9pt"/>
    </style:style>
    <style:style style:name="T40" style:family="text">
      <style:text-properties fo:color="#c85c0a" style:font-name="NimbusMonL-Bold" fo:font-size="9pt" fo:font-weight="bold" fo:background-color="#000000" style:font-size-asian="9pt" style:font-weight-asian="bold" style:font-name-complex="NimbusMonL-Bold1" style:font-size-complex="9pt" style:font-weight-complex="bold"/>
    </style:style>
    <style:style style:name="T41" style:family="text">
      <style:text-properties fo:color="#007121" style:font-name="NimbusMonL-Bold" fo:font-size="9pt" fo:font-weight="bold" style:font-size-asian="9pt" style:font-weight-asian="bold" style:font-name-complex="NimbusMonL-Bold1" style:font-size-complex="9pt" style:font-weight-complex="bold"/>
    </style:style>
    <style:style style:name="T42" style:family="text">
      <style:text-properties fo:color="#0d85b6" style:font-name="NimbusMonL-Bold" fo:font-size="9pt" fo:font-weight="bold" style:font-size-asian="9pt" style:font-weight-asian="bold" style:font-name-complex="NimbusMonL-Bold1" style:font-size-complex="9pt" style:font-weight-complex="bold"/>
    </style:style>
    <style:style style:name="fr1" style:family="graphic" style:parent-style-name="Frame">
      <style:graphic-properties style:run-through="foreground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85" svg:width="16.394cm" svg:height="3.783cm" svg:x="0cm" svg:y="0cm">
        <draw:image xlink:href="Pictures/2000000900006E380000197B2521C442.wmf" xlink:type="simple" xlink:show="embed" xlink:actuate="onLoad">
          <text:p/>
        </draw:image>
      </draw:frame>
      <text:p text:style-name="P84"><text:span text:style-name="hps"><text:span text:style-name="T3"/></text:span></text:p>
      <text:p text:style-name="P12"><text:span text:style-name="hps"><text:span text:style-name="T3"/></text:span></text:p>
      <text:p text:style-name="P12"><text:span text:style-name="hps"><text:span text:style-name="T3"/></text:span></text:p>
      <text:p text:style-name="P12"><text:span text:style-name="hps"><text:span text:style-name="T3"/></text:span></text:p>
      <text:p text:style-name="P12"><text:span text:style-name="hps"><text:span text:style-name="T3"/></text:span></text:p>
      <text:p text:style-name="P12"><text:span text:style-name="hps"><text:span text:style-name="T3"/></text:span></text:p>
      <text:p text:style-name="P12"><text:span text:style-name="hps"><text:span text:style-name="T3"/></text:span></text:p>
      <text:p text:style-name="P12"><text:span text:style-name="hps"><text:span text:style-name="T3"/></text:span></text:p>
      <text:p text:style-name="P13"><text:span text:style-name="hps"><text:span text:style-name="T3">Formación técnica</text:span></text:span><text:span text:style-name="short_5f_text"><text:span text:style-name="T3"> </text:span></text:span><text:span text:style-name="hps"><text:span text:style-name="T3">– Soluciones</text:span></text:span><draw:frame draw:style-name="fr2" text:anchor-type="char" svg:x="-0.797cm" svg:width="16.394cm" svg:height="3.782cm" draw:z-index="1"><draw:image xlink:href="Pictures/2000000900006E380000197B2521C442.wmf" xlink:type="simple" xlink:show="embed" xlink:actuate="onLoad"/></draw:frame></text:p>
      <text:p text:style-name="P13"><text:span text:style-name="hps"><text:span text:style-name="T4">Versión 7.0</text:span></text:span></text:p>
      <text:p text:style-name="P12"><text:span text:style-name="hps"><text:span text:style-name="T4"/></text:span></text:p>
      <text:p text:style-name="P14"><text:span text:style-name="hps"><text:span text:style-name="T4"/></text:span></text:p>
      <text:p text:style-name="P14"><text:span text:style-name="hps"><text:span text:style-name="T4"/></text:span></text:p>
      <text:p text:style-name="P14"><text:span text:style-name="hps"><text:span text:style-name="T4"/></text:span></text:p>
      <text:p text:style-name="P14"><text:span text:style-name="hps"><text:span text:style-name="T4"/></text:span></text:p>
      <text:p text:style-name="P14"><text:span text:style-name="hps"><text:span text:style-name="T4"/></text:span></text:p>
      <text:p text:style-name="P13"><text:soft-page-break/><text:span text:style-name="hps"><text:span text:style-name="T5">Contenido</text:span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list xml:id="list1835051872" text:style-name="WWNum1">
              <text:list-item>
                <text:p text:style-name="P55"><text:span text:style-name="hps"><text:span text:style-name="T5">Acerca de</text:span></text:span><text:span text:style-name="T5"> </text:span><text:span text:style-name="hps"><text:span text:style-name="T5">OpenERP</text:span></text:span><text:span text:style-name="T5"> </text:span></text:p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770423852" text:style-name="WWNum2">
              <text:list-item>
                <text:list>
                  <text:list-item>
                    <text:p text:style-name="P60"><text:span text:style-name="hps"><text:span text:style-name="T4">Punto de vista funcional</text:span>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676376451" text:continue-numbering="true" text:style-name="WWNum2">
              <text:list-item>
                <text:list>
                  <text:list-item>
                    <text:p text:style-name="P60"><text:span text:style-name="hps"><text:span text:style-name="T4">Punto de vista técnico</text:span>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402180060" text:continue-numbering="true" text:style-name="WWNum2">
              <text:list-item>
                <text:list>
                  <text:list-item>
                    <text:p text:style-name="P60"><text:span text:style-name="hps"><text:span text:style-name="T4">Instalación</text:span></text:span><text:span text:style-name="T4"> </text:span><text:span text:style-name="hps"><text:span text:style-name="T4">en una máquina Unix</text:span></text:span><text:span text:style-name="T4"> </text:span><text:span text:style-name="hps"><text:span text:style-name="T4">con fines</text:span></text:span><text:span text:style-name="T4"> </text:span><text:span text:style-name="hps"><text:span text:style-name="T4">de desarrollo</text:span>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p text:style-name="P57"><text:span text:style-name="hps"><text:span text:style-name="T4">Bazar</text:span></text:span><text:span text:style-name="T4"> </text:span></text:p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p text:style-name="P57"><text:span text:style-name="hps"><text:span text:style-name="T4">Descarga</text:span></text:span><text:span text:style-name="T4"> </text:span><text:span text:style-name="hps"><text:span text:style-name="T4">e instalación de</text:span></text:span><text:span text:style-name="T4"> </text:span><text:span text:style-name="hps"><text:span text:style-name="T4">OpenERP</text:span></text:span></text:p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502920806" text:continue-numbering="true" text:style-name="WWNum2">
              <text:list-item>
                <text:p text:style-name="P15"><text:span text:style-name="T5">Introducción a Python</text:span></text:p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667465757" text:style-name="WWNum14">
              <text:list-item>
                <text:list>
                  <text:list-item>
                    <text:p text:style-name="P61"><text:span text:style-name="T4">Interpretador Python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343949088" text:continue-numbering="true" text:style-name="WWNum14">
              <text:list-item>
                <text:list>
                  <text:list-item>
                    <text:p text:style-name="P61"><text:span text:style-name="T4">Números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2047859676" text:continue-numbering="true" text:style-name="WWNum14">
              <text:list-item>
                <text:list>
                  <text:list-item>
                    <text:p text:style-name="P61"><text:span text:style-name="T4">Cadenas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287964794" text:continue-numbering="true" text:style-name="WWNum14">
              <text:list-item>
                <text:list>
                  <text:list-item>
                    <text:p text:style-name="P61"><text:span text:style-name="T4">If 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128988415" text:continue-numbering="true" text:style-name="WWNum14">
              <text:list-item>
                <text:list>
                  <text:list-item>
                    <text:p text:style-name="P61"><text:span text:style-name="T4">For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755051957" text:continue-numbering="true" text:style-name="WWNum14">
              <text:list-item>
                <text:list>
                  <text:list-item>
                    <text:p text:style-name="P61"><text:span text:style-name="T4">Listas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p text:style-name="P56"><text:span text:style-name="T4">Compresión de listas</text:span></text:p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678207867" text:continue-numbering="true" text:style-name="WWNum14">
              <text:list-item>
                <text:list>
                  <text:list-item>
                    <text:p text:style-name="P61"><text:span text:style-name="T4">Definición de funciones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p text:style-name="P56"><text:span text:style-name="T4">Parámetros por defecto</text:span></text:p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p text:style-name="P56"><text:span text:style-name="T4">Lambda Formularios</text:span></text:p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p text:style-name="P56"><text:span text:style-name="T4">Lista de argumentos arbitrarios</text:span></text:p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869314395" text:continue-numbering="true" text:style-name="WWNum14">
              <text:list-item>
                <text:list>
                  <text:list-item>
                    <text:p text:style-name="P61"><text:span text:style-name="T4">Las tublas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442803412" text:continue-numbering="true" text:style-name="WWNum14">
              <text:list-item>
                <text:list>
                  <text:list-item>
                    <text:p text:style-name="P61"><text:span text:style-name="T4">Conjuntos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568850342" text:continue-numbering="true" text:style-name="WWNum14">
              <text:list-item>
                <text:list>
                  <text:list-item>
                    <text:p text:style-name="P17"><text:span text:style-name="T4">Diccionarios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571106888" text:continue-numbering="true" text:style-name="WWNum14">
              <text:list-item>
                <text:list>
                  <text:list-item>
                    <text:p text:style-name="P17"><text:span text:style-name="T4">Módulos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728605449" text:continue-numbering="true" text:style-name="WWNum14">
              <text:list-item>
                <text:list>
                  <text:list-item>
                    <text:p text:style-name="P20"><text:span text:style-name="T4">Clases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p text:style-name="P56"><text:span text:style-name="T4">Sintaxis de definición de clases</text:span></text:p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p text:style-name="P56"><text:span text:style-name="T4">Objetos de clase</text:span></text:p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p text:style-name="P56"><text:span text:style-name="T4">Herencia</text:span></text:p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856313093" text:continue-numbering="true" text:style-name="WWNum14">
              <text:list-item>
                <text:p text:style-name="P16"><text:span text:style-name="T5">Configuración</text:span></text:p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ext:soft-page-break/>
        <table:table-row table:style-name="Tabla1.1">
          <table:table-cell table:style-name="Tabla1.A1" office:value-type="string">
            <text:list xml:id="list182082366" text:style-name="WWNum18">
              <text:list-item>
                <text:list>
                  <text:list-item>
                    <text:p text:style-name="P62"><text:span text:style-name="T17">Open Source RAD con OpenObject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7"/>
          </table:table-cell>
        </table:table-row>
        <table:table-row table:style-name="Tabla1.1">
          <table:table-cell table:style-name="Tabla1.A1" office:value-type="string">
            <text:list xml:id="list1400671474" text:continue-numbering="true" text:style-name="WWNum18">
              <text:list-item>
                <text:list>
                  <text:list-item>
                    <text:p text:style-name="P62"><text:span text:style-name="T4">Instalación de OpenERP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p text:style-name="P56"><text:span text:style-name="T4">OpenERP Arquitectura</text:span></text:p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49427271" text:continue-numbering="true" text:style-name="WWNum18">
              <text:list-item>
                <text:list>
                  <text:list-item>
                    <text:p text:style-name="P62"><text:span text:style-name="T4">Instalación de paquetes 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08508879" text:continue-numbering="true" text:style-name="WWNum18">
              <text:list-item>
                <text:list>
                  <text:list-item>
                    <text:p text:style-name="P62"><text:span text:style-name="T4">Instalación desde el código fuente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p text:style-name="P56"><text:span text:style-name="T4">Procedimiento típico bazar checkout </text:span></text:p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62819488" text:continue-numbering="true" text:style-name="WWNum18">
              <text:list-item>
                <text:list>
                  <text:list-item>
                    <text:p text:style-name="P62"><text:span text:style-name="T4">Creación de base de datos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385683206" text:continue-numbering="true" text:style-name="WWNum18">
              <text:list-item>
                <text:p text:style-name="P21"><text:span text:style-name="T5">Construir un modulo OpenERP</text:span></text:p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06602662" text:style-name="WWNum20">
              <text:list-item>
                <text:list>
                  <text:list-item>
                    <text:p text:style-name="P64"><text:span text:style-name="T4">Composición de un modulo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749707935" text:continue-numbering="true" text:style-name="WWNum20">
              <text:list-item>
                <text:list>
                  <text:list-item>
                    <text:p text:style-name="P64"><text:span text:style-name="T4">Estructura del modulo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544171992" text:continue-numbering="true" text:style-name="WWNum20">
              <text:list-item>
                <text:list>
                  <text:list-item>
                    <text:p text:style-name="P64"><text:span text:style-name="T4">Servicio Object-ORM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287115531" text:continue-numbering="true" text:style-name="WWNum20">
              <text:list-item>
                <text:list>
                  <text:list-item>
                    <text:p text:style-name="P64"><text:span text:style-name="T4">Tipos de campo ORM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p text:style-name="P58"><text:span text:style-name="T4">Atributos compatibles con los campos</text:span></text:p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184575859" text:continue-numbering="true" text:style-name="WWNum20">
              <text:list-item>
                <text:list>
                  <text:list-item>
                    <text:p text:style-name="P64"><text:span text:style-name="T4">Nombres de los campos especiales/reservados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806275897" text:continue-numbering="true" text:style-name="WWNum20">
              <text:list-item>
                <text:list>
                  <text:list-item>
                    <text:p text:style-name="P64"><text:span text:style-name="T4">Acciones y menús 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942939879" text:continue-numbering="true" text:style-name="WWNum20">
              <text:list-item>
                <text:p text:style-name="P22"><text:span text:style-name="T5">Construcción de vistas</text:span></text:p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701471236" text:continue-numbering="true" text:style-name="WWNum20">
              <text:list-item>
                <text:list>
                  <text:list-item>
                    <text:p text:style-name="P63"><text:span text:style-name="T4">Declaración de vista genérica 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770853454" text:continue-numbering="true" text:style-name="WWNum20">
              <text:list-item>
                <text:list>
                  <text:list-item>
                    <text:p text:style-name="P63"><text:span text:style-name="T4">Vista Tree (Árbol)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2160153881" text:continue-numbering="true" text:style-name="WWNum20">
              <text:list-item>
                <text:list>
                  <text:list-item>
                    <text:p text:style-name="P63"><text:span text:style-name="T4">Vista Form (Formulario)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745064984" text:continue-numbering="true" text:style-name="WWNum20">
              <text:list-item>
                <text:p text:style-name="P22"><text:span text:style-name="T5">Relaciones entre Objetos</text:span></text:p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464602422" text:continue-numbering="true" text:style-name="WWNum20">
              <text:list-item>
                <text:list>
                  <text:list-item>
                    <text:p text:style-name="P63"><text:span text:style-name="T4">Campos relacionales.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653833267" text:continue-numbering="true" text:style-name="WWNum20">
              <text:list-item>
                <text:p text:style-name="P22"><text:span text:style-name="T5">Herencia</text:span></text:p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112031627" text:continue-numbering="true" text:style-name="WWNum20">
              <text:list-item>
                <text:list>
                  <text:list-item>
                    <text:p text:style-name="P63"><text:span text:style-name="T4">Mecanismos de herencia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932309811" text:continue-numbering="true" text:style-name="WWNum20">
              <text:list-item>
                <text:list>
                  <text:list-item>
                    <text:p text:style-name="P63"><text:span text:style-name="T4">Herencia de vista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p text:style-name="P56"><text:span text:style-name="T4">Domains (Dominios)</text:span></text:p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815085291" text:continue-numbering="true" text:style-name="WWNum20">
              <text:list-item>
                <text:p text:style-name="P22"><text:span text:style-name="T5">Métodos</text:span></text:p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977194238" text:continue-numbering="true" text:style-name="WWNum20">
              <text:list-item>
                <text:list>
                  <text:list-item>
                    <text:p text:style-name="P63"><text:span text:style-name="T4">Funciones en campos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037577541" text:continue-numbering="true" text:style-name="WWNum20">
              <text:list-item>
                <text:list>
                  <text:list-item>
                    <text:p text:style-name="P63"><text:span text:style-name="T4">Onchange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ext:soft-page-break/>
        <table:table-row table:style-name="Tabla1.1">
          <table:table-cell table:style-name="Tabla1.A1" office:value-type="string">
            <text:list xml:id="list1908860289" text:continue-numbering="true" text:style-name="WWNum20">
              <text:list-item>
                <text:p text:style-name="P22"><text:span text:style-name="T5">Vistas Avanzadas</text:span></text:p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2021800243" text:style-name="WWNum23">
              <text:list-item>
                <text:list>
                  <text:list-item>
                    <text:p text:style-name="P65"><text:span text:style-name="T4">Lista y Tree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697032779" text:continue-numbering="true" text:style-name="WWNum23">
              <text:list-item>
                <text:list>
                  <text:list-item>
                    <text:p text:style-name="P65"><text:span text:style-name="T4">Calendario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680571991" text:continue-numbering="true" text:style-name="WWNum23">
              <text:list-item>
                <text:list>
                  <text:list-item>
                    <text:p text:style-name="P65"><text:span text:style-name="T4">Buscar vistas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595477620" text:continue-numbering="true" text:style-name="WWNum23">
              <text:list-item>
                <text:list>
                  <text:list-item>
                    <text:p text:style-name="P65"><text:span text:style-name="T4">Graficos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957139126" text:continue-numbering="true" text:style-name="WWNum23">
              <text:list-item>
                <text:list>
                  <text:list-item>
                    <text:p text:style-name="P65"><text:span text:style-name="T4">Tablero Kanban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66725268" text:continue-numbering="true" text:style-name="WWNum23">
              <text:list-item>
                <text:p text:style-name="P23"><text:span text:style-name="T5">Flujos de Trabajo</text:span></text:p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2131371091" text:continue-numbering="true" text:style-name="WWNum23">
              <text:list-item>
                <text:p text:style-name="P23"><text:span text:style-name="T5">Seguridad</text:span></text:p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503047511" text:continue-numbering="true" text:style-name="WWNum23">
              <text:list-item>
                <text:list>
                  <text:list-item>
                    <text:p text:style-name="P18"><text:span text:style-name="T4">Grupos basados en mecanismos de control de acceso 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887824944" text:continue-numbering="true" text:style-name="WWNum23">
              <text:list-item>
                <text:list>
                  <text:list-item>
                    <text:p text:style-name="P18"><text:span text:style-name="T4">Derecho de acceso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349345501" text:continue-numbering="true" text:style-name="WWNum23">
              <text:list-item>
                <text:list>
                  <text:list-item>
                    <text:p text:style-name="P18"><text:span text:style-name="T4">Nomas de registro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517261365" text:continue-numbering="true" text:style-name="WWNum23">
              <text:list-item>
                <text:p text:style-name="P23"><text:span text:style-name="T5">Wizards</text:span></text:p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961120407" text:continue-numbering="true" text:style-name="WWNum23">
              <text:list-item>
                <text:list>
                  <text:list-item>
                    <text:p text:style-name="P18"><text:span text:style-name="T4">Objetos Wizards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376951572" text:continue-numbering="true" text:style-name="WWNum23">
              <text:list-item>
                <text:list>
                  <text:list-item>
                    <text:p text:style-name="P18"><text:span text:style-name="T4">Ejecución de Wizard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867731154" text:continue-numbering="true" text:style-name="WWNum23">
              <text:list-item>
                <text:p text:style-name="P23"><text:span text:style-name="T5">Internacionalización </text:span></text:p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528131277" text:continue-numbering="true" text:style-name="WWNum23">
              <text:list-item>
                <text:p text:style-name="P23"><text:span text:style-name="T5">Reportes</text:span></text:p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885910147" text:continue-numbering="true" text:style-name="WWNum23">
              <text:list-item>
                <text:list>
                  <text:list-item>
                    <text:p text:style-name="P18"><text:span text:style-name="T4">Impresión de reportes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p text:style-name="P59"><text:span text:style-name="T4">Expresiones utilizadas en las plantillas de reportes OpenERP</text:span></text:p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59"><text:span text:style-name="T4">Reportes RML</text:span></text:p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59"><text:span text:style-name="T4">Reportes WebKit</text:span></text:p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list xml:id="list2119633269" text:continue-numbering="true" text:style-name="WWNum23">
              <text:list-item>
                <text:list>
                  <text:list-item>
                    <text:p text:style-name="P18"><text:span text:style-name="T7">DashBoards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list xml:id="list530010071" text:continue-numbering="true" text:style-name="WWNum23">
              <text:list-item>
                <text:p text:style-name="P23"><text:span text:style-name="T5">WebServices</text:span></text:p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509488979" text:continue-numbering="true" text:style-name="WWNum23">
              <text:list-item>
                <text:list>
                  <text:list-item>
                    <text:p text:style-name="P18"><text:span text:style-name="T4">Biblioteca XML-RPC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list xml:id="list1879876083" text:continue-numbering="true" text:style-name="WWNum23">
              <text:list-item>
                <text:list>
                  <text:list-item>
                    <text:p text:style-name="P18"><text:span text:style-name="T4">Biblioteca OpenERP Client</text:span></text:p>
                  </text:list-item>
                </text:list>
              </text:list-item>
            </text:list>
          </table:table-cell>
          <table:table-cell table:style-name="Tabla1.A1" office:value-type="string">
            <text:p text:style-name="P25"/>
          </table:table-cell>
        </table:table-row>
      </table:table>
      <text:p text:style-name="P25"/>
      <text:p text:style-name="P25"/>
      <text:list xml:id="list1147146832" text:style-name="WWNum25">
        <text:list-item>
          <text:p text:style-name="P31"><draw:frame draw:style-name="fr1" text:anchor-type="paragraph" svg:x="-0.196cm" svg:y="-0.208cm" svg:width="16.007cm" svg:height="2.223cm" draw:z-index="2"><draw:text-box><text:p text:style-name="P1"><text:span text:style-name="hps"><text:span text:style-name="T4">Basado en</text:span></text:span><text:span text:style-name="T4"> </text:span><text:span text:style-name="hps"><text:span text:style-name="T4">un ejemplo real</text:span></text:span><text:span text:style-name="T4">, este manual contiene</text:span><text:span text:style-name="hps"><text:span text:style-name="T4">:</text:span></text:span><text:span text:style-name="T4"> </text:span><text:span text:style-name="hps"><text:span text:style-name="T4">la elaboración de</text:span></text:span><text:span text:style-name="T4"> </text:span><text:span text:style-name="hps"><text:span text:style-name="T4">un módulo de</text:span></text:span><text:span text:style-name="T4"> </text:span><text:span text:style-name="hps"><text:span text:style-name="T4">OpenERP</text:span></text:span><text:span text:style-name="T4"> </text:span><text:span text:style-name="hps"><text:span text:style-name="T4">con sus respectivas interfaz</text:span></text:span><text:span text:style-name="T4">, </text:span><text:span text:style-name="hps"><text:span text:style-name="T4">Vistas</text:span></text:span><text:span text:style-name="T4">, </text:span><text:span text:style-name="hps"><text:span text:style-name="T4">Los informes,</text:span></text:span><text:span text:style-name="T4"> </text:span><text:span text:style-name="hps"><text:span text:style-name="T4">flujos de trabajo</text:span></text:span><text:span text:style-name="T4">, los aspectos </text:span><text:span text:style-name="hps"><text:span text:style-name="T4">de seguridad</text:span></text:span><text:span text:style-name="T4">, Wizards, </text:span><text:span text:style-name="hps"><text:span text:style-name="T4">WebServices</text:span></text:span><text:span text:style-name="T4">, internacionalización, </text:span><text:span text:style-name="T19">Rapid Application Development</text:span><text:span text:style-name="hps"><text:span text:style-name="T4"> (RAD</text:span></text:span><text:span text:style-name="T4">) </text:span><text:span text:style-name="hps"><text:span text:style-name="T4">y</text:span></text:span><text:span text:style-name="T4"> </text:span><text:span text:style-name="hps"><text:span text:style-name="T4">optimización del rendimiento</text:span></text:span><text:span text:style-name="T4">.</text:span></text:p><text:p text:style-name="Standard"/><text:p text:style-name="Frame_20_contents"/></draw:text-box></draw:frame><text:soft-page-break/><text:span text:style-name="hps"><text:span text:style-name="T14">Acerca de</text:span></text:span><text:span text:style-name="T14"> </text:span><text:span text:style-name="hps"><text:span text:style-name="T14">OpenERP</text:span></text:span></text:p>
          <text:list>
            <text:list-item>
              <text:p text:style-name="P31"><text:span text:style-name="hps"><text:span text:style-name="T14">Punto de vista funcional</text:span></text:span></text:p>
            </text:list-item>
          </text:list>
        </text:list-item>
      </text:list>
      <text:list xml:id="list1410270847" text:style-name="WWNum30">
        <text:list-item>
          <text:p text:style-name="P66"><text:span text:style-name="hps"><text:span text:style-name="T19">Mostrar</text:span></text:span><text:span text:style-name="T19"> </text:span><text:span text:style-name="hps"><text:span text:style-name="T19">OpenERP</text:span></text:span></text:p>
        </text:list-item>
        <text:list-item>
          <text:p text:style-name="P66"><text:span text:style-name="hps"><text:span text:style-name="T19">Mostrar</text:span></text:span><text:span text:style-name="T19"> </text:span><text:span text:style-name="hps"><text:span text:style-name="T19">principales</text:span></text:span><text:span text:style-name="T19"> </text:span><text:span text:style-name="hps"><text:span text:style-name="T19">conceptos funcionales</text:span></text:span><text:span text:style-name="T19"> </text:span><text:span text:style-name="hps"><text:span text:style-name="T19">en una</text:span></text:span><text:span text:style-name="T19"> </text:span><text:span text:style-name="hps"><text:span text:style-name="T19">db</text:span></text:span><text:span text:style-name="T19"> </text:span><text:span text:style-name="hps"><text:span text:style-name="T19">demostración</text:span></text:span></text:p>
        </text:list-item>
      </text:list>
      <text:list xml:id="list1302009931" text:style-name="WWNum31">
        <text:list-item>
          <text:p text:style-name="P67"><text:span text:style-name="hps"><text:span text:style-name="T19">Menús</text:span></text:span></text:p>
        </text:list-item>
        <text:list-item>
          <text:p text:style-name="P67"><text:span text:style-name="hps"><text:span text:style-name="T19">Vistas</text:span></text:span><text:span text:style-name="T19"> </text:span></text:p>
        </text:list-item>
      </text:list>
      <text:list xml:id="list579665765" text:style-name="WWNum32">
        <text:list-item>
          <text:p text:style-name="P70"><text:span text:style-name="hps"><text:span text:style-name="T19">Lista</text:span></text:span><text:span text:style-name="T19"> </text:span><text:span text:style-name="hps"><text:span text:style-name="T19">+</text:span></text:span><text:span text:style-name="T19"> </text:span><text:span text:style-name="hps"><text:span text:style-name="T19">Buscar</text:span></text:span></text:p>
        </text:list-item>
        <text:list-item>
          <text:p text:style-name="P70"><text:span text:style-name="hps"><text:span text:style-name="T19">Forma </text:span></text:span></text:p>
        </text:list-item>
        <text:list-item>
          <text:p text:style-name="P70"><text:span text:style-name="hps"><text:span text:style-name="T19">Calendario</text:span></text:span><text:span text:style-name="T19">, Gráfico, </text:span><text:span text:style-name="hps"><text:span text:style-name="T19">etc</text:span></text:span></text:p>
        </text:list-item>
      </text:list>
      <text:list xml:id="list48784242" text:continue-list="list1302009931" text:style-name="WWNum31">
        <text:list-item>
          <text:p text:style-name="P67"><text:span text:style-name="hps"><text:span text:style-name="T19">Módulos</text:span></text:span></text:p>
        </text:list-item>
        <text:list-item>
          <text:p text:style-name="P67"><text:span text:style-name="hps"><text:span text:style-name="T19">Usuarios</text:span></text:span></text:p>
        </text:list-item>
        <text:list-item>
          <text:p text:style-name="P67"><text:span text:style-name="hps"><text:span text:style-name="T19">¿Empresas</text:span></text:span><text:span text:style-name="T19">?</text:span></text:p>
        </text:list-item>
        <text:list-item>
          <text:p text:style-name="P67"><text:span text:style-name="hps"><text:span text:style-name="T19">Objetos</text:span></text:span><text:span text:style-name="T19"> </text:span><text:span text:style-name="hps"><text:span text:style-name="T19">principales (</text:span></text:span><text:span text:style-name="T19">de una manera funcional!)</text:span></text:p>
        </text:list-item>
      </text:list>
      <text:list xml:id="list998017634" text:style-name="WWNum33">
        <text:list-item>
          <text:p text:style-name="P71"><text:span text:style-name="hps"><text:span text:style-name="T19">Partner (socio)</text:span></text:span></text:p>
        </text:list-item>
        <text:list-item>
          <text:p text:style-name="P71"><text:span text:style-name="hps"><text:span text:style-name="T19">Producto</text:span></text:span></text:p>
        </text:list-item>
      </text:list>
      <text:list xml:id="list1245129017" text:continue-list="list1147146832" text:style-name="WWNum25">
        <text:list-item>
          <text:list>
            <text:list-item>
              <text:p text:style-name="P31"><text:span text:style-name="T6">Punto de vista técnico</text:span></text:p>
            </text:list-item>
          </text:list>
        </text:list-item>
      </text:list>
      <text:list xml:id="list650025898" text:style-name="WWNum35">
        <text:list-item>
          <text:p text:style-name="P73"><text:span text:style-name="T6">Estructura general, el esquema</text:span></text:p>
        </text:list-item>
      </text:list>
      <text:list xml:id="list126805382" text:style-name="WWNum36">
        <text:list-item>
          <text:p text:style-name="P68"><text:span text:style-name="T9">Servidor - Cliente - Cliente Web</text:span></text:p>
        </text:list-item>
        <text:list-item>
          <text:p text:style-name="P68"><text:span text:style-name="T9">Comunicación: Net-RPC, XML-RPC</text:span></text:p>
        </text:list-item>
      </text:list>
      <text:list xml:id="list1857332899" text:continue-list="list650025898" text:style-name="WWNum35">
        <text:list-item>
          <text:p text:style-name="P73"><text:span text:style-name="T6">Framework – ORM</text:span></text:p>
        </text:list-item>
      </text:list>
      <text:list xml:id="list1165322271" text:style-name="WWNum38">
        <text:list-item>
          <text:p text:style-name="P69"><text:span text:style-name="T9">¿Qué es un ORM? - Objeto, relaciones entre objetos</text:span></text:p>
        </text:list-item>
        <text:list-item>
          <text:p text:style-name="P69"><text:span text:style-name="T9">OpenERP ORM particularidades</text:span></text:p>
        </text:list-item>
      </text:list>
      <text:list xml:id="list228834464" text:style-name="WWNum39">
        <text:list-item>
          <text:p text:style-name="P72"><text:span text:style-name="T9">1 instancia de un objeto de la lógica no es el 1 de registro en la base de datos</text:span></text:p>
        </text:list-item>
        <text:list-item>
          <text:p text:style-name="P72"><text:soft-page-break/><text:span text:style-name="T9">1 instancia de un objeto de la lógica es 1 mesa en el DB</text:span></text:p>
        </text:list-item>
        <text:list-item>
          <text:p text:style-name="P72"><text:span text:style-name="T9">Breve resumen del objeto OSV, métodos ORM<text:line-break/></text:span></text:p>
        </text:list-item>
      </text:list>
      <text:list xml:id="list758635809" text:continue-list="list1245129017" text:style-name="WWNum25">
        <text:list-item>
          <text:list>
            <text:list-item>
              <text:p text:style-name="P31"><text:span text:style-name="hps"><text:span text:style-name="T5">Instalación</text:span></text:span><text:span text:style-name="T5"> </text:span><text:span text:style-name="hps"><text:span text:style-name="T5">en una máquina Unix</text:span></text:span><text:span text:style-name="T5"> </text:span><text:span text:style-name="hps"><text:span text:style-name="T5">con fines</text:span></text:span><text:span text:style-name="T5"> </text:span><text:span text:style-name="hps"><text:span text:style-name="T5">de desarrollo</text:span></text:span><text:span text:style-name="hps"><text:span text:style-name="T19"><text:line-break/></text:span></text:span><text:span text:style-name="hps"><text:span text:style-name="T14">B</text:span></text:span><text:span text:style-name="hps"><text:span text:style-name="T5">azaar</text:span></text:span></text:p>
            </text:list-item>
          </text:list>
        </text:list-item>
      </text:list>
      <text:list xml:id="list527034374" text:continue-list="list1857332899" text:style-name="WWNum35">
        <text:list-item>
          <text:p text:style-name="P73"><text:span text:style-name="hps"><text:span text:style-name="T4">Versiones</text:span></text:span><text:span text:style-name="T4">: </text:span><text:span text:style-name="hps"><text:span text:style-name="T4">principio general</text:span></text:span></text:p>
        </text:list-item>
        <text:list-item>
          <text:p text:style-name="P73"><text:span text:style-name="hps"><text:span text:style-name="T4">Sistema de</text:span></text:span><text:span text:style-name="T4"> </text:span><text:span text:style-name="hps"><text:span text:style-name="T4">control de versiones</text:span></text:span><text:span text:style-name="T4"> </text:span><text:span text:style-name="hps"><text:span text:style-name="T4">centralizado</text:span></text:span><text:span text:style-name="T4"> </text:span><text:span text:style-name="hps"><text:span text:style-name="T4">vs</text:span></text:span><text:span text:style-name="T4"> </text:span><text:span text:style-name="hps"><text:span text:style-name="T4">sistema de</text:span></text:span><text:span text:style-name="T4"> </text:span><text:span text:style-name="hps"><text:span text:style-name="T4">control de versiones</text:span></text:span><text:span text:style-name="T4"> </text:span><text:span text:style-name="hps"><text:span text:style-name="T4">distribuido</text:span></text:span></text:p>
        </text:list-item>
        <text:list-item>
          <text:p text:style-name="P73"><text:span text:style-name="hps"><text:span text:style-name="T4">Comandos</text:span></text:span><text:span text:style-name="T4"> </text:span><text:span text:style-name="hps"><text:span text:style-name="T4">BZR</text:span></text:span><text:span text:style-name="T4"> </text:span><text:span text:style-name="hps"><text:span text:style-name="T4">principales</text:span></text:span></text:p>
        </text:list-item>
      </text:list>
      <text:p text:style-name="P74"><text:span text:style-name="T6">Descarga e instalación de OpenERP</text:span></text:p>
      <text:p text:style-name="P2"><text:span text:style-name="T9">La instalación de la versión OERP en Linux:</text:span></text:p>
      <text:list xml:id="list1888716829" text:style-name="WWNum41">
        <text:list-item>
          <text:p text:style-name="P7"><text:span text:style-name="T6">Introducción a bzr primero </text:span></text:p>
        </text:list-item>
      </text:list>
      <text:list xml:id="list773585694" text:style-name="WWNum42">
        <text:list-item>
          <text:p text:style-name="P8"><text:span text:style-name="T9">Instalación Bzr </text:span></text:p>
        </text:list-item>
        <text:list-item>
          <text:p text:style-name="P8"><text:span text:style-name="T9">Comandos principales</text:span></text:p>
        </text:list-item>
        <text:list-item>
          <text:p text:style-name="P8"><text:span text:style-name="T9">Detalles sobre cómo van a utilizarse</text:span></text:p>
        </text:list-item>
      </text:list>
      <text:list xml:id="list1328469101" text:continue-list="list1888716829" text:style-name="WWNum41">
        <text:list-item>
          <text:p text:style-name="P7"><text:span text:style-name="T6">Descarga de Server, Client, Complementos</text:span><text:span text:style-name="T9"><text:line-break/>- Observaciones sobre extra-addons, comunidad-addons</text:span></text:p>
        </text:list-item>
      </text:list>
      <text:p text:style-name="P6"/>
      <text:list xml:id="list1835454020" text:continue-numbering="true" text:style-name="WWNum41">
        <text:list-item>
          <text:p text:style-name="P7"><text:span text:style-name="T6">Instalación de Dependencias</text:span></text:p>
        </text:list-item>
      </text:list>
      <text:list xml:id="list2132996824" text:style-name="WWNum43">
        <text:list-item>
          <text:p text:style-name="P9"><text:span text:style-name="T9">PostgreSQL: Instalación, añadir nuevos usuarios</text:span></text:p>
        </text:list-item>
        <text:list-item>
          <text:p text:style-name="P9"><text:span text:style-name="T9">Openerp configuración: cómo crear OpenERP-serverrc</text:span></text:p>
        </text:list-item>
        <text:list-item>
          <text:p text:style-name="P9"><text:span text:style-name="T9">Python dependencias</text:span></text:p>
        </text:list-item>
      </text:list>
      <text:p text:style-name="P74"><text:span text:style-name="hps"><text:span text:style-name="T19"/></text:span></text:p>
      <text:list xml:id="list276647121" text:continue-list="list758635809" text:style-name="WWNum25">
        <text:list-item>
          <text:p text:style-name="P31"><text:span text:style-name="hps"><text:span text:style-name="T14">Introducción ha Python</text:span></text:span></text:p>
        </text:list-item>
      </text:list>
      <text:p text:style-name="P14"><text:span text:style-name="hps"><text:span text:style-name="T4">Python</text:span></text:span><text:span text:style-name="T4"> </text:span><text:span text:style-name="hps"><text:span text:style-name="T4">es</text:span></text:span><text:span text:style-name="T4"> </text:span><text:span text:style-name="hps"><text:span text:style-name="T4">un lenguaje de indotación</text:span></text:span><text:span text:style-name="T4"> </text:span><text:span text:style-name="hps"><text:span text:style-name="T4">sensible</text:span></text:span><text:span text:style-name="T4"> </text:span><text:span text:style-name="hps"><text:span text:style-name="T4">imperativo</text:span></text:span><text:span text:style-name="T4"> </text:span><text:span text:style-name="hps"><text:span text:style-name="T4">/</text:span></text:span><text:span text:style-name="T4"> </text:span><text:span text:style-name="hps"><text:span text:style-name="T4">orientado a objetos,</text:span></text:span><text:span text:style-name="T4"> </text:span><text:span text:style-name="hps"><text:span text:style-name="T4">utilizando características de</text:span></text:span><text:span text:style-name="T4"> </text:span><text:span text:style-name="hps"><text:span text:style-name="T4">declaración/lenguajes funcionales</text:span></text:span><text:span text:style-name="T4"> </text:span><text:span text:style-name="hps"><text:span text:style-name="T4">(</text:span></text:span><text:span text:style-name="T4">estas características </text:span><text:span text:style-name="hps"><text:span text:style-name="T4">están fuera</text:span></text:span><text:span text:style-name="T4"> </text:span><text:span text:style-name="hps"><text:span text:style-name="T4">del</text:span></text:span><text:span text:style-name="T4"> </text:span><text:span text:style-name="hps"><text:span text:style-name="T4">alcance de</text:span></text:span><text:span text:style-name="T4"> </text:span><text:span text:style-name="hps"><text:span text:style-name="T4">la formación</text:span></text:span><text:span text:style-name="T4"> </text:span><text:span text:style-name="hps"><text:span text:style-name="T4">actual</text:span></text:span><text:span text:style-name="T4">). </text:span><text:span text:style-name="hps"><text:span text:style-name="T4">Para poder acceder al tutorial de</text:span></text:span><text:span text:style-name="T4"> </text:span><text:span text:style-name="hps"><text:span text:style-name="T4">python</text:span></text:span><text:span text:style-name="T4"> </text:span><text:span text:style-name="hps"><text:span text:style-name="T4">oficial ingresa a:</text:span></text:span><text:span text:style-name="T4"> </text:span><text:span text:style-name="hps"><text:span text:style-name="T4">http://docs.python.org/tutorial/index.html</text:span></text:span></text:p>
      <text:p text:style-name="P30"/>
      <text:list xml:id="list2108340975" text:continue-numbering="true" text:style-name="WWNum25">
        <text:list-item>
          <text:list>
            <text:list-item>
              <text:p text:style-name="P24"><text:span text:style-name="T5"><text:s/>Interpretador Python</text:span></text:p>
            </text:list-item>
          </text:list>
        </text:list-item>
      </text:list>
      <text:p text:style-name="P32"><text:span text:style-name="T8">Al escribir un carácter al final de un archivo (Control-D en Unix, Control-Z en Windows) en el indicador principal causa que el intérprete de un código de salida de cero. Si eso no funciona, puede salir del intérprete tecleando la siguiente comando: </text:span><text:span text:style-name="T11">quit ()</text:span><text:span text:style-name="T8">.</text:span></text:p>
      <text:p text:style-name="P34"/>
      <text:p text:style-name="P32"><text:soft-page-break/><text:span text:style-name="T8">En el modo interactivo que solicita el comando siguiente con el mensaje principal, usualmente tres signos mayor que (&gt;&gt;&gt;), Para las líneas de continuación se le pedirá con el indicador secundario, por defecto tres puntos (...).</text:span></text:p>
      <text:p text:style-name="P34"/>
      <text:p text:style-name="P32"><text:span text:style-name="T8">Se necesitan líneas de continuación al entrar en una construcción de varias líneas. A modo de ejemplo, echar un vistazo a esta sentencia if:</text:span></text:p>
      <text:p text:style-name="P34"/>
      <text:p text:style-name="P75"/>
      <text:p text:style-name="P80"><text:span text:style-name="T22">(Ejemplo de un if)</text:span></text:p>
      <text:p text:style-name="P76"/>
      <text:p text:style-name="P32"><text:span text:style-name="hps"><text:span text:style-name="T4">En los sistemas</text:span></text:span><text:span text:style-name="T4"> </text:span><text:span text:style-name="hps"><text:span text:style-name="T4">Unix</text:span></text:span><text:span text:style-name="T4"> </text:span><text:span text:style-name="hps"><text:span text:style-name="T4">tipo BSD</text:span></text:span><text:span text:style-name="T4">, los scripts </text:span><text:span text:style-name="hps"><text:span text:style-name="T4">de Python</text:span></text:span><text:span text:style-name="T4"> </text:span><text:span text:style-name="hps"><text:span text:style-name="T4">se pueden hacer</text:span></text:span><text:span text:style-name="T4"> </text:span><text:span text:style-name="hps"><text:span text:style-name="T4">directamente ejecutable</text:span></text:span><text:span text:style-name="T4">, como </text:span><text:span text:style-name="hps"><text:span text:style-name="T4">los scripts de shell</text:span></text:span><text:span text:style-name="T4">, </text:span><text:span text:style-name="hps"><text:span text:style-name="T4">poniendo</text:span></text:span><text:span text:style-name="T4"> </text:span><text:span text:style-name="hps"><text:span text:style-name="T4">la línea.</text:span></text:span></text:p>
      <text:p text:style-name="P32"><text:span text:style-name="hps"><text:span text:style-name="T4"/></text:span></text:p>
      <text:p text:style-name="P32"><text:span text:style-name="hps"><text:span text:style-name="T27">#!</text:span></text:span><text:span text:style-name="T27"> </text:span><text:span text:style-name="hps"><text:span text:style-name="T27">/</text:span></text:span><text:span text:style-name="T27"> </text:span><text:span text:style-name="hps"><text:span text:style-name="T27">usr</text:span></text:span><text:span text:style-name="T27"> </text:span><text:span text:style-name="hps"><text:span text:style-name="T27">/ bin</text:span></text:span><text:span text:style-name="T27"> </text:span><text:span text:style-name="hps"><text:span text:style-name="T27">/ env</text:span></text:span><text:span text:style-name="T27"> </text:span><text:span text:style-name="hps"><text:span text:style-name="T27">python</text:span></text:span></text:p>
      <text:p text:style-name="P40"/>
      <text:p text:style-name="P32"><text:span text:style-name="hps"><text:span text:style-name="T4">(</text:span></text:span><text:span text:style-name="T4">Suponiendo que </text:span><text:span text:style-name="hps"><text:span text:style-name="T4">el intérprete</text:span></text:span><text:span text:style-name="T4"> </text:span><text:span text:style-name="hps"><text:span text:style-name="T4">está en</text:span></text:span><text:span text:style-name="T4"> </text:span><text:span text:style-name="hps"><text:span text:style-name="T4">el PATH del</text:span></text:span><text:span text:style-name="T4"> </text:span><text:span text:style-name="hps"><text:span text:style-name="T4">usuario)</text:span></text:span><text:span text:style-name="T4"> </text:span><text:span text:style-name="hps"><text:span text:style-name="T4">al comienzo de</text:span></text:span><text:span text:style-name="T4"> </text:span><text:span text:style-name="hps"><text:span text:style-name="T4">la secuencia de comandos</text:span></text:span><text:span text:style-name="T4"> </text:span><text:span text:style-name="hps"><text:span text:style-name="T4">y dar al</text:span></text:span><text:span text:style-name="T4"> </text:span><text:span text:style-name="hps"><text:span text:style-name="T4">archivo</text:span></text:span><text:span text:style-name="T4"> </text:span><text:span text:style-name="hps"><text:span text:style-name="T4">un modo ejecutable</text:span></text:span><text:span text:style-name="T4">.</text:span></text:p>
      <text:p text:style-name="P40"/>
      <text:list xml:id="list629951193" text:continue-numbering="true" text:style-name="WWNum25">
        <text:list-item>
          <text:list>
            <text:list-item>
              <text:p text:style-name="P24"><text:span text:style-name="T16"><text:s/>Números</text:span></text:p>
            </text:list-item>
          </text:list>
        </text:list-item>
      </text:list>
      <text:p text:style-name="P81"/>
      <text:p text:style-name="P10"><text:span text:style-name="T10">El intérprete actúa como una simple calculadora: se puede escribir una expresión en ella y se escribe el valor. La sintaxis es sencilla: los operadores </text:span><text:span text:style-name="T12">+, -, * </text:span><text:span text:style-name="T10">y</text:span><text:span text:style-name="T12"> /</text:span><text:span text:style-name="T10"> funcionan igual que en la mayoría de otros idiomas (por ejemplo, Pascal o C); paréntesis se pueden utilizar para la agrupación. Por ejemplo:</text:span></text:p>
      <text:p text:style-name="P77"/>
      <text:p text:style-name="P78"/>
      <text:p text:style-name="P32"><text:span text:style-name="hps"><text:span text:style-name="T4">El signo igual</text:span></text:span><text:span text:style-name="T4"> </text:span><text:span text:style-name="hps"><text:span text:style-name="T4">('=</text:span></text:span><text:span text:style-name="T4">') </text:span><text:span text:style-name="hps"><text:span text:style-name="T4">se utiliza para asignar</text:span></text:span><text:span text:style-name="T4"> </text:span><text:span text:style-name="hps"><text:span text:style-name="T4">un valor a una</text:span></text:span><text:span text:style-name="T4"> </text:span><text:span text:style-name="hps"><text:span text:style-name="T4">variable.</text:span></text:span><text:span text:style-name="T4"> </text:span><text:span text:style-name="hps"><text:span text:style-name="T4">Posteriormente</text:span></text:span><text:span text:style-name="T4">, ningún resultado </text:span><text:span text:style-name="hps"><text:span text:style-name="T4">se muestra</text:span></text:span><text:span text:style-name="T4"> </text:span><text:span text:style-name="hps"><text:span text:style-name="T4">antes del siguiente modo interactivo</text:span></text:span><text:span text:style-name="T4">:</text:span></text:p>
      <text:p text:style-name="P35"/>
      <text:p text:style-name="P35"/>
      <text:p text:style-name="P32"><text:soft-page-break/><text:span text:style-name="hps"><text:span text:style-name="T4">Un valor</text:span></text:span><text:span text:style-name="T4"> </text:span><text:span text:style-name="hps"><text:span text:style-name="T4">se puede asignar a</text:span></text:span><text:span text:style-name="T4"> </text:span><text:span text:style-name="hps"><text:span text:style-name="T4">varias</text:span></text:span><text:span text:style-name="T4"> </text:span><text:span text:style-name="hps"><text:span text:style-name="T4">variables simultáneamente</text:span></text:span><text:span text:style-name="T4">:</text:span></text:p>
      <text:p text:style-name="P35"/>
      <text:p text:style-name="P35"/>
      <text:p text:style-name="P32"><text:span text:style-name="hps"><text:span text:style-name="T4">Las variables deben</text:span></text:span><text:span text:style-name="T4"> </text:span><text:span text:style-name="hps"><text:span text:style-name="T4">ser</text:span></text:span><text:span text:style-name="T4"> </text:span><text:span text:style-name="hps"><text:span text:style-name="T4">"</text:span></text:span><text:span text:style-name="T4">definidas" </text:span><text:span text:style-name="hps"><text:span text:style-name="T4">(asignarles</text:span></text:span><text:span text:style-name="T4"> </text:span><text:span text:style-name="hps"><text:span text:style-name="T4">un valor</text:span></text:span><text:span text:style-name="T4">) </text:span><text:span text:style-name="hps"><text:span text:style-name="T4">antes de que puedan</text:span></text:span><text:span text:style-name="T4"> </text:span><text:span text:style-name="hps"><text:span text:style-name="T4">ser utilizadas</text:span></text:span><text:span text:style-name="T4">, </text:span><text:span text:style-name="hps"><text:span text:style-name="T4">o</text:span></text:span><text:span text:style-name="T4"> </text:span><text:span text:style-name="hps"><text:span text:style-name="T4">se producirá</text:span></text:span><text:span text:style-name="T4"> </text:span><text:span text:style-name="hps"><text:span text:style-name="T4">un error:</text:span></text:span></text:p>
      <text:p text:style-name="P35"/>
      <text:p text:style-name="P35"/>
      <text:p text:style-name="P32"><text:span text:style-name="hps"><text:span text:style-name="T4">Hay compatibilidad total</text:span></text:span><text:span text:style-name="T4"> </text:span><text:span text:style-name="hps"><text:span text:style-name="T4">para el punto</text:span></text:span><text:span text:style-name="T4"> </text:span><text:span text:style-name="hps"><text:span text:style-name="T4">flotante (float)</text:span></text:span><text:span text:style-name="T4">; </text:span><text:span text:style-name="hps"><text:span text:style-name="T4">realizar operaciones mixtas,</text:span></text:span><text:span text:style-name="T4"> </text:span><text:span text:style-name="hps"><text:span text:style-name="T4">convirtiendo</text:span></text:span><text:span text:style-name="T4"> </text:span><text:span text:style-name="hps"><text:span text:style-name="T4">un operación entera (interger) a una</text:span></text:span><text:span text:style-name="T4"> </text:span><text:span text:style-name="hps"><text:span text:style-name="T4">flotante (float)</text:span></text:span><text:span text:style-name="T4">:</text:span></text:p>
      <text:p text:style-name="P35"/>
      <text:p text:style-name="P37"/>
      <text:p text:style-name="P32"><text:span text:style-name="hps"><text:span text:style-name="T4">Tambien pueden realizarse</text:span></text:span><text:span text:style-name="T4"> </text:span><text:span text:style-name="hps"><text:span text:style-name="T4">funciones de conversión</text:span></text:span><text:span text:style-name="T4"> </text:span><text:span text:style-name="hps"><text:span text:style-name="T4">de flotantes</text:span></text:span><text:span text:style-name="T4"> </text:span><text:span text:style-name="hps"><text:span text:style-name="T4">a enteros</text:span></text:span><text:span text:style-name="T4"> </text:span><text:span text:style-name="hps"><text:span text:style-name="T4">(float</text:span></text:span><text:span text:style-name="T4"> </text:span><text:span text:style-name="hps"><text:span text:style-name="T4">()</text:span></text:span><text:span text:style-name="T4">, int </text:span><text:span text:style-name="hps"><text:span text:style-name="T4">()</text:span></text:span><text:span text:style-name="T4"> </text:span><text:span text:style-name="hps"><text:span text:style-name="T4">y</text:span></text:span><text:span text:style-name="T4"> </text:span><text:span text:style-name="hps"><text:span text:style-name="T4">long</text:span></text:span><text:span text:style-name="T4"> </text:span><text:span text:style-name="hps"><text:span text:style-name="T4">()).</text:span></text:span></text:p>
      <text:p text:style-name="P35"/>
      <text:p text:style-name="P42"/>
      <text:p text:style-name="P42"/>
      <text:p text:style-name="P42"/>
      <text:list xml:id="list1279011245" text:continue-numbering="true" text:style-name="WWNum25">
        <text:list-item>
          <text:list>
            <text:list-item>
              <text:p text:style-name="P24"><text:span text:style-name="T16"><text:s/>Cadenas</text:span></text:p>
            </text:list-item>
          </text:list>
        </text:list-item>
      </text:list>
      <text:p text:style-name="P32"><text:span text:style-name="hps"><text:span text:style-name="T4">Además de</text:span></text:span><text:span text:style-name="T4"> </text:span><text:span text:style-name="hps"><text:span text:style-name="T4">números</text:span></text:span><text:span text:style-name="T4">, </text:span><text:span text:style-name="hps"><text:span text:style-name="T4">Python también</text:span></text:span><text:span text:style-name="T4"> </text:span><text:span text:style-name="hps"><text:span text:style-name="T4">puede</text:span></text:span><text:span text:style-name="T4"> </text:span><text:span text:style-name="hps"><text:span text:style-name="T4">manipular cadenas</text:span></text:span><text:span text:style-name="T4">, </text:span><text:span text:style-name="hps"><text:span text:style-name="T4">que se puede expresar</text:span></text:span><text:span text:style-name="T4"> </text:span><text:span text:style-name="hps"><text:span text:style-name="T4">de varias maneras</text:span></text:span><text:span text:style-name="T4">. </text:span><text:span text:style-name="hps"><text:span text:style-name="T4">Ellas pueden</text:span></text:span><text:span text:style-name="T4"> </text:span><text:span text:style-name="hps"><text:span text:style-name="T4">ir entre</text:span></text:span><text:span text:style-name="T4"> </text:span><text:span text:style-name="hps"><text:span text:style-name="T4">comillas simples o</text:span></text:span><text:span text:style-name="T4"> </text:span><text:span text:style-name="hps"><text:span text:style-name="T4">dobles</text:span></text:span><text:span text:style-name="T4">:</text:span></text:p>
      <text:p text:style-name="P35"/>
      <text:p text:style-name="P35"/>
      <text:p text:style-name="P32"><text:span text:style-name="hps"><text:span text:style-name="T4">Las cadenas pueden</text:span></text:span><text:span text:style-name="T4"> </text:span><text:span text:style-name="hps"><text:span text:style-name="T4">ser concatenadas</text:span></text:span><text:span text:style-name="T4"> </text:span><text:span text:style-name="hps"><text:span text:style-name="T4">(</text:span></text:span><text:span text:style-name="T4">pegadas) </text:span><text:span text:style-name="hps"><text:span text:style-name="T4">con el operador</text:span></text:span><text:span text:style-name="T4"> </text:span><text:span text:style-name="hps"><text:span text:style-name="T4">+,</text:span></text:span><text:span text:style-name="T4"> </text:span><text:span text:style-name="hps"><text:span text:style-name="T4">y se repetirse</text:span></text:span><text:span text:style-name="T4"> </text:span><text:span text:style-name="hps"><text:span text:style-name="T4">con el operador</text:span></text:span><text:span text:style-name="T4"> </text:span><text:span text:style-name="hps"><text:span text:style-name="T4">*:</text:span></text:span></text:p>
      <text:p text:style-name="P35"/>
      <text:p text:style-name="P35"/>
      <text:p text:style-name="P32"><text:span text:style-name="hps"><text:span text:style-name="T4">Dos</text:span></text:span><text:span text:style-name="T4"> </text:span><text:span text:style-name="hps"><text:span text:style-name="T4">cadenas</text:span></text:span><text:span text:style-name="T4"> </text:span><text:span text:style-name="hps"><text:span text:style-name="T4">juntas una a la otra</text:span></text:span><text:span text:style-name="T4"> </text:span><text:span text:style-name="hps"><text:span text:style-name="T4">se concatenan</text:span></text:span><text:span text:style-name="T4"> </text:span><text:span text:style-name="hps"><text:span text:style-name="T4">automáticamente</text:span></text:span><text:span text:style-name="T4">, la primera </text:span><text:span text:style-name="hps"><text:span text:style-name="T4">línea de arriba</text:span></text:span><text:span text:style-name="T4"> </text:span><text:span text:style-name="hps"><text:span text:style-name="T4">también podría haber sido</text:span></text:span><text:span text:style-name="T4"> </text:span><text:span text:style-name="hps"><text:span text:style-name="T4">escrita</text:span></text:span><text:span text:style-name="T4"> </text:span><text:span text:style-name="hps"><text:span text:style-name="T4">palabra</text:span></text:span><text:span text:style-name="T4"> </text:span><text:span text:style-name="hps"><text:span text:style-name="T4">= '</text:span></text:span><text:span text:style-name="T4">Ayuda' </text:span><text:span text:style-name="hps"><text:span text:style-name="T4">'A'</text:span></text:span><text:span text:style-name="T4">, </text:span><text:span text:style-name="hps"><text:span text:style-name="T4">esto sólo funciona con</text:span></text:span><text:span text:style-name="T4"> </text:span><text:span text:style-name="hps"><text:span text:style-name="T4">dos literales</text:span></text:span><text:span text:style-name="T4">, </text:span><text:span text:style-name="hps"><text:span text:style-name="T4">no</text:span></text:span><text:span text:style-name="T4"> </text:span><text:span text:style-name="hps"><text:span text:style-name="T4">con</text:span></text:span><text:span text:style-name="T4"> </text:span><text:span text:style-name="hps"><text:span text:style-name="T4">expresiones de cadena</text:span></text:span><text:span text:style-name="T4"> </text:span><text:soft-page-break/><text:span text:style-name="hps"><text:span text:style-name="T4">arbitrarias</text:span></text:span><text:span text:style-name="T4">:</text:span></text:p>
      <text:p text:style-name="P44"/>
      <text:p text:style-name="P42"/>
      <text:p text:style-name="P32"><text:span text:style-name="hps"><text:span text:style-name="T4">Las cadenas pueden</text:span></text:span><text:span text:style-name="T4"> </text:span><text:span text:style-name="hps"><text:span text:style-name="T4">ser</text:span></text:span><text:span text:style-name="T4"> </text:span><text:span text:style-name="hps"><text:span text:style-name="T4">subíndices</text:span></text:span><text:span text:style-name="T4"> </text:span><text:span text:style-name="hps"><text:span text:style-name="T4">(</text:span></text:span><text:span text:style-name="T4">indexado); </text:span><text:span text:style-name="hps"><text:span text:style-name="T4">como en C</text:span></text:span><text:span text:style-name="T4">, el primer </text:span><text:span text:style-name="hps"><text:span text:style-name="T4">carácter de una</text:span></text:span><text:span text:style-name="T4"> </text:span><text:span text:style-name="hps"><text:span text:style-name="T4">cadena tiene el</text:span></text:span><text:span text:style-name="T4"> </text:span><text:span text:style-name="hps"><text:span text:style-name="T4">(</text:span></text:span><text:span text:style-name="T4">índice) </text:span><text:span text:style-name="hps"><text:span text:style-name="T4">0</text:span></text:span><text:span text:style-name="T4">. </text:span><text:span text:style-name="hps"><text:span text:style-name="T4">No hay ningún</text:span></text:span><text:span text:style-name="T4"> </text:span><text:span text:style-name="hps"><text:span text:style-name="T4">tipo de carácter</text:span></text:span><text:span text:style-name="T4"> </text:span><text:span text:style-name="hps"><text:span text:style-name="T4">independiente</text:span></text:span><text:span text:style-name="T4">, un </text:span><text:span text:style-name="hps"><text:span text:style-name="T4">personaje es</text:span></text:span><text:span text:style-name="T4"> </text:span><text:span text:style-name="hps"><text:span text:style-name="T4">simplemente una</text:span></text:span><text:span text:style-name="T4"> </text:span><text:span text:style-name="hps"><text:span text:style-name="T4">cadena de longitud</text:span></text:span><text:span text:style-name="T4"> </text:span><text:span text:style-name="hps"><text:span text:style-name="T4">uno</text:span></text:span><text:span text:style-name="T4">. </text:span><text:span text:style-name="hps"><text:span text:style-name="T4">Al igual que</text:span></text:span><text:span text:style-name="T4"> </text:span><text:span text:style-name="hps"><text:span text:style-name="T4">en el</text:span></text:span><text:span text:style-name="T4"> </text:span><text:span text:style-name="hps"><text:span text:style-name="T4">Icono,</text:span></text:span><text:span text:style-name="T4"> </text:span><text:span text:style-name="hps"><text:span text:style-name="T4">subcadenas</text:span></text:span><text:span text:style-name="T4"> </text:span><text:span text:style-name="hps"><text:span text:style-name="T4">se pueden especificar con</text:span></text:span><text:span text:style-name="T4"> </text:span><text:span text:style-name="hps"><text:span text:style-name="T4">la</text:span></text:span><text:span text:style-name="T4"> </text:span><text:span text:style-name="hps"><text:span text:style-name="T4">notación de corte</text:span></text:span><text:span text:style-name="T4">: </text:span><text:span text:style-name="hps"><text:span text:style-name="T4">dos índices</text:span></text:span><text:span text:style-name="T4"> </text:span><text:span text:style-name="hps"><text:span text:style-name="T4">separados por dos puntos</text:span></text:span><text:span text:style-name="T4">.</text:span></text:p>
      <text:p text:style-name="P44"/>
      <text:p text:style-name="P44"/>
      <text:p text:style-name="P32"><text:span text:style-name="hps"><text:span text:style-name="T4">Los índices pueden</text:span></text:span><text:span text:style-name="T4"> </text:span><text:span text:style-name="hps"><text:span text:style-name="T4">ser números</text:span></text:span><text:span text:style-name="T4"> </text:span><text:span text:style-name="hps"><text:span text:style-name="T4">negativos</text:span></text:span><text:span text:style-name="T4">, </text:span><text:span text:style-name="hps"><text:span text:style-name="T4">para empezar a contar</text:span></text:span><text:span text:style-name="T4"> </text:span><text:span text:style-name="hps"><text:span text:style-name="T4">desde la derecha.</text:span></text:span><text:span text:style-name="T4"> </text:span><text:span text:style-name="hps"><text:span text:style-name="T4">Por ejemplo</text:span></text:span><text:span text:style-name="T4">:</text:span></text:p>
      <text:p text:style-name="P35"/>
      <text:p text:style-name="P35"/>
      <text:p text:style-name="P32"><text:span text:style-name="hps"><text:span text:style-name="T5">NOTA:</text:span></text:span><text:span text:style-name="hps"><text:span text:style-name="T4"> Pero</text:span></text:span><text:span text:style-name="T4"> </text:span><text:span text:style-name="hps"><text:span text:style-name="T4">tenga en cuenta que</text:span></text:span><text:span text:style-name="T4"> </text:span><text:span text:style-name="hps"><text:span text:style-name="T4">-0</text:span></text:span><text:span text:style-name="T4"> </text:span><text:span text:style-name="hps"><text:span text:style-name="T4">es lo mismo que</text:span></text:span><text:span text:style-name="T4"> </text:span><text:span text:style-name="hps"><text:span text:style-name="T4">0</text:span></text:span><text:span text:style-name="T4">, por lo que </text:span><text:span text:style-name="hps"><text:span text:style-name="T4">no se cuenta</text:span></text:span><text:span text:style-name="T4"> </text:span><text:span text:style-name="hps"><text:span text:style-name="T4">desde la derecha</text:span></text:span><text:span text:style-name="T4">.</text:span></text:p>
      <text:p text:style-name="P35"/>
      <text:p text:style-name="P37"/>
      <text:p text:style-name="P32"><text:span text:style-name="hps"><text:span text:style-name="T4">Cadenas</text:span></text:span><text:span text:style-name="T4"> </text:span><text:span text:style-name="hps"><text:span text:style-name="T4">y</text:span></text:span><text:span text:style-name="T4"> </text:span><text:span text:style-name="hps"><text:span text:style-name="T4">objetos</text:span></text:span><text:span text:style-name="T4"> </text:span><text:span text:style-name="hps"><text:span text:style-name="T4">de código unico (unicode)</text:span></text:span><text:span text:style-name="T4"> </text:span><text:span text:style-name="hps"><text:span text:style-name="T4">tienen una</text:span></text:span><text:span text:style-name="T4"> </text:span><text:span text:style-name="hps"><text:span text:style-name="T4">única</text:span></text:span><text:span text:style-name="T4"> </text:span><text:span text:style-name="hps"><text:span text:style-name="T4">función de operación</text:span></text:span><text:span text:style-name="T4">: </text:span><text:span text:style-name="hps"><text:span text:style-name="T4">el operador </text:span></text:span><text:span text:style-name="T28">%</text:span><text:span text:style-name="T4"> (módulo). </text:span><text:span text:style-name="hps"><text:span text:style-name="T4">Esto también</text:span></text:span><text:span text:style-name="T4"> </text:span><text:span text:style-name="hps"><text:span text:style-name="T4">es conocido como el</text:span></text:span><text:span text:style-name="T4"> </text:span><text:span text:style-name="hps"><text:span text:style-name="T4">formato de cadenas</text:span></text:span><text:span text:style-name="T4"> </text:span><text:span text:style-name="hps"><text:span text:style-name="T4">u operador</text:span></text:span><text:span text:style-name="T4"> </text:span><text:span text:style-name="hps"><text:span text:style-name="T4">de interpolación</text:span></text:span><text:span text:style-name="T4">. </text:span><text:span text:style-name="hps"><text:span text:style-name="T4">Teniendo en cuenta</text:span></text:span><text:span text:style-name="T4"> </text:span><text:span text:style-name="hps"><text:span text:style-name="T4">los valores de </text:span></text:span><text:span text:style-name="hps"><text:span text:style-name="T28">%</text:span></text:span><text:span text:style-name="T4"> </text:span><text:span text:style-name="hps"><text:span text:style-name="T4">de formato (</text:span></text:span><text:span text:style-name="T4">donde </text:span><text:span text:style-name="hps"><text:span text:style-name="T4">formato es una</text:span></text:span><text:span text:style-name="T4"> </text:span><text:span text:style-name="hps"><text:span text:style-name="T4">cadena o un objeto</text:span></text:span><text:span text:style-name="T4"> </text:span><text:span text:style-name="hps"><text:span text:style-name="T4">Unicode)</text:span></text:span><text:span text:style-name="T4">, </text:span><text:span text:style-name="hps"><text:span text:style-name="T4">especificaciones de conversión</text:span></text:span><text:span text:style-name="T28">%</text:span><text:span text:style-name="T4"> </text:span><text:span text:style-name="hps"><text:span text:style-name="T4">en formato</text:span></text:span><text:span text:style-name="T4"> </text:span><text:span text:style-name="hps"><text:span text:style-name="T4">se sustituyen por</text:span></text:span><text:span text:style-name="T4"> </text:span><text:span text:style-name="hps"><text:span text:style-name="T4">cero o más</text:span></text:span><text:span text:style-name="T4"> </text:span><text:span text:style-name="hps"><text:span text:style-name="T4">elementos de los valores</text:span></text:span><text:span text:style-name="T4">.</text:span></text:p>
      <text:p text:style-name="P37"/>
      <text:p text:style-name="P32"><text:span text:style-name="hps"><text:span text:style-name="T4">Si el formato</text:span></text:span><text:span text:style-name="T4"> </text:span><text:span text:style-name="hps"><text:span text:style-name="T4">requiere</text:span></text:span><text:span text:style-name="T4"> </text:span><text:span text:style-name="hps"><text:span text:style-name="T4">un solo argumento</text:span></text:span><text:span text:style-name="T4">, los valores pueden </text:span><text:span text:style-name="hps"><text:span text:style-name="T4">ser</text:span></text:span><text:span text:style-name="T4"> </text:span><text:span text:style-name="hps"><text:span text:style-name="T4">un único objeto</text:span></text:span><text:span text:style-name="T4"> </text:span><text:span text:style-name="hps"><text:span text:style-name="T4">no</text:span></text:span><text:span text:style-name="T4"> </text:span><text:span text:style-name="hps"><text:span text:style-name="T4">tupla</text:span></text:span><text:span text:style-name="T4">. </text:span><text:span text:style-name="hps"><text:span text:style-name="T4">De lo contrario,</text:span></text:span><text:span text:style-name="T4"> </text:span><text:span text:style-name="hps"><text:span text:style-name="T4">los valores deben</text:span></text:span><text:span text:style-name="T4"> </text:span><text:span text:style-name="hps"><text:span text:style-name="T4">ser una</text:span></text:span><text:span text:style-name="T4"> </text:span><text:span text:style-name="hps"><text:span text:style-name="T4">tupla con</text:span></text:span><text:span text:style-name="T4"> </text:span><text:span text:style-name="hps"><text:span text:style-name="T4">exactitud</text:span></text:span><text:span text:style-name="T4"> </text:span><text:span text:style-name="hps"><text:span text:style-name="T4">el número de elementos</text:span></text:span><text:span text:style-name="T4"> </text:span><text:span text:style-name="hps"><text:span text:style-name="T4">especificados por</text:span></text:span><text:span text:style-name="T4"> </text:span><text:span text:style-name="hps"><text:span text:style-name="T4">la cadena de formato</text:span></text:span><text:span text:style-name="T4">, o un solo </text:span><text:span text:style-name="hps"><text:span text:style-name="T4">objeto de asignación</text:span></text:span><text:span text:style-name="T4"> </text:span><text:span text:style-name="hps"><text:span text:style-name="T4">(</text:span></text:span><text:span text:style-name="T4">por ejemplo, </text:span><text:span text:style-name="hps"><text:span text:style-name="T4">un diccionario</text:span></text:span><text:span text:style-name="T4">). </text:span><text:span text:style-name="hps"><text:span text:style-name="T4">Los</text:span></text:span><text:span text:style-name="T4"> </text:span><text:span text:style-name="hps"><text:span text:style-name="T4">posibles</text:span></text:span><text:span text:style-name="T4"> </text:span><text:span text:style-name="hps"><text:span text:style-name="T4">valores son</text:span></text:span><text:span text:style-name="T4">:</text:span></text:p>
      <text:p text:style-name="P83"><text:span text:style-name="hps"><text:span text:style-name="T5">‘%d</text:span></text:span><text:span text:style-name="hps"><text:span text:style-name="T4">’ Firmado</text:span></text:span><text:span text:style-name="T4"> </text:span><text:span text:style-name="hps"><text:span text:style-name="T4">decimal</text:span></text:span><text:span text:style-name="T4"> </text:span><text:span text:style-name="hps"><text:span text:style-name="T4">entero.</text:span></text:span></text:p>
      <text:p text:style-name="P83"><text:span text:style-name="hps"><text:span text:style-name="T5">‘%e’</text:span></text:span><text:span text:style-name="hps"><text:span text:style-name="T4"> Flotando</text:span></text:span><text:span text:style-name="T4"> </text:span><text:span text:style-name="hps"><text:span text:style-name="T4">formato exponencial</text:span></text:span><text:span text:style-name="T4"> </text:span><text:span text:style-name="hps"><text:span text:style-name="T4">punto</text:span></text:span><text:span text:style-name="T4"> </text:span><text:span text:style-name="hps"><text:span text:style-name="T4">(en minúsculas</text:span></text:span><text:span text:style-name="T4">).</text:span></text:p>
      <text:p text:style-name="P83"><text:soft-page-break/><text:span text:style-name="hps"><text:span text:style-name="T5">‘%E’</text:span></text:span><text:span text:style-name="hps"><text:span text:style-name="T4"> Flotando</text:span></text:span><text:span text:style-name="T4"> </text:span><text:span text:style-name="hps"><text:span text:style-name="T4">formato exponencial</text:span></text:span><text:span text:style-name="T4"> </text:span><text:span text:style-name="hps"><text:span text:style-name="T4">punto</text:span></text:span><text:span text:style-name="T4"> </text:span><text:span text:style-name="hps"><text:span text:style-name="T4">(</text:span></text:span><text:span text:style-name="T4">en mayúsculas).</text:span></text:p>
      <text:p text:style-name="P83"><text:span text:style-name="hps"><text:span text:style-name="T5">‘%f’</text:span></text:span><text:span text:style-name="hps"><text:span text:style-name="T4"> Formato decimal</text:span></text:span><text:span text:style-name="T4"> </text:span><text:span text:style-name="hps"><text:span text:style-name="T4">de coma flotante</text:span></text:span><text:span text:style-name="T4">.</text:span></text:p>
      <text:p text:style-name="P83"><text:span text:style-name="T5">‘%F’</text:span><text:span text:style-name="T4"> </text:span><text:span text:style-name="hps"><text:span text:style-name="T4">Formato decimal</text:span></text:span><text:span text:style-name="short_5f_text"><text:span text:style-name="T4"> </text:span></text:span><text:span text:style-name="hps"><text:span text:style-name="T4">de coma flotante</text:span></text:span><text:span text:style-name="short_5f_text"><text:span text:style-name="T4">.</text:span></text:span></text:p>
      <text:p text:style-name="P83"><text:span text:style-name="T5">‘%c’</text:span><text:span text:style-name="T4"> </text:span><text:span text:style-name="hps"><text:span text:style-name="T4">Carácter</text:span></text:span><text:span text:style-name="T4"> </text:span><text:span text:style-name="hps"><text:span text:style-name="T4">individual</text:span></text:span><text:span text:style-name="T4"> </text:span><text:span text:style-name="hps"><text:span text:style-name="T4">(acepta</text:span></text:span><text:span text:style-name="T4"> </text:span><text:span text:style-name="hps"><text:span text:style-name="T4">cadena de caracteres</text:span></text:span><text:span text:style-name="T4"> </text:span><text:span text:style-name="hps"><text:span text:style-name="T4">entero o</text:span></text:span><text:span text:style-name="T4"> </text:span><text:span text:style-name="hps"><text:span text:style-name="T4">individual)</text:span></text:span><text:span text:style-name="T4">.</text:span></text:p>
      <text:p text:style-name="P83"><text:span text:style-name="T5">‘%s’</text:span><text:span text:style-name="T4"> </text:span><text:span text:style-name="hps"><text:span text:style-name="T4">String (</text:span></text:span><text:span text:style-name="T4">convierte cualquier </text:span><text:span text:style-name="hps"><text:span text:style-name="T4">objeto de Python</text:span></text:span><text:span text:style-name="T4"> </text:span><text:span text:style-name="hps"><text:span text:style-name="T4">usando</text:span></text:span><text:span text:style-name="T4"> </text:span><text:span text:style-name="hps"><text:span text:style-name="T4">str</text:span></text:span><text:span text:style-name="T4"> </text:span><text:span text:style-name="hps"><text:span text:style-name="T4">())</text:span></text:span><text:span text:style-name="T4">.</text:span></text:p>
      <text:p text:style-name="P32"><text:span text:style-name="hps"><text:span text:style-name="T1"/></text:span></text:p>
      <text:p text:style-name="P32"><text:span text:style-name="hps"><text:span text:style-name="T4">He aquí un ejemplo</text:span></text:span><text:span text:style-name="short_5f_text"><text:span text:style-name="T4">.</text:span></text:span></text:p>
      <text:p text:style-name="P44"/>
      <text:p text:style-name="P44"/>
      <text:list xml:id="list1834504200" text:continue-numbering="true" text:style-name="WWNum25">
        <text:list-item>
          <text:list>
            <text:list-item>
              <text:p text:style-name="P24"><text:span text:style-name="T16">If</text:span></text:p>
            </text:list-item>
          </text:list>
        </text:list-item>
      </text:list>
      <text:p text:style-name="P32"><text:span text:style-name="hps"><text:span text:style-name="T4">Tal vez el tipo</text:span></text:span><text:span text:style-name="T4"> </text:span><text:span text:style-name="hps"><text:span text:style-name="T4">más conocido de</text:span></text:span><text:span text:style-name="T4"> </text:span><text:span text:style-name="hps"><text:span text:style-name="T4">declaración es</text:span></text:span><text:span text:style-name="T4"> </text:span><text:span text:style-name="hps"><text:span text:style-name="T4">la instrucción if</text:span></text:span><text:span text:style-name="T4">. </text:span><text:span text:style-name="hps"><text:span text:style-name="T4">Por ejemplo</text:span></text:span><text:span text:style-name="T4">:</text:span></text:p>
      <text:p text:style-name="P44"/>
      <text:p text:style-name="P44"/>
      <text:p text:style-name="P32"><text:span text:style-name="hps"><text:span text:style-name="T4">Puede haber</text:span></text:span><text:span text:style-name="T4"> </text:span><text:span text:style-name="hps"><text:span text:style-name="T4">cero o más</text:span></text:span><text:span text:style-name="T4"> </text:span><text:span text:style-name="hps"><text:span text:style-name="T4">partes</text:span></text:span><text:span text:style-name="T4"> </text:span><text:span text:style-name="hps"><text:span text:style-name="T4">elif</text:span></text:span><text:span text:style-name="T4"> </text:span><text:span text:style-name="hps"><text:span text:style-name="T4">y</text:span></text:span><text:span text:style-name="T4"> </text:span><text:span text:style-name="hps"><text:span text:style-name="T4">la</text:span></text:span><text:span text:style-name="T4"> </text:span><text:span text:style-name="hps"><text:span text:style-name="T4">parte else</text:span></text:span><text:span text:style-name="T4"> </text:span><text:span text:style-name="hps"><text:span text:style-name="T4">es opcional.</text:span></text:span><text:span text:style-name="T4"> </text:span><text:span text:style-name="hps"><text:span text:style-name="T4">La palabra clave</text:span></text:span><text:span text:style-name="T4"> </text:span><text:span text:style-name="hps"><text:span text:style-name="T4">'</text:span></text:span><text:span text:style-name="T4">elif' </text:span><text:span text:style-name="hps"><text:span text:style-name="T4">es la abreviatura de</text:span></text:span><text:span text:style-name="T4"> </text:span><text:span text:style-name="hps"><text:span text:style-name="T4">'else</text:span></text:span><text:span text:style-name="T4"> </text:span><text:span text:style-name="hps"><text:span text:style-name="T4">if'.</text:span></text:span></text:p>
      <text:p text:style-name="P42"/>
      <text:p text:style-name="P42"/>
      <text:p text:style-name="P42"/>
      <text:list xml:id="list144286907" text:continue-numbering="true" text:style-name="WWNum25">
        <text:list-item>
          <text:list>
            <text:list-item>
              <text:p text:style-name="P24"><text:span text:style-name="T15"><text:s/>For</text:span></text:p>
            </text:list-item>
          </text:list>
        </text:list-item>
      </text:list>
      <text:p text:style-name="P10"><text:span text:style-name="T10">La declaración en Python difiere un poco de lo que puede estar acostumbrado en C o Pascal. En lugar de siempre iterar sobre una progresión aritmética de números (como en Pascal), o dando al usuario la capacidad de definir tanto la etapa de iteración y condiciones de detención (como C), la instrucción for en Python itera sobre los elementos de cualquier secuencia (una lista o una cadena), en el orden en que aparecen en la secuencia. Por ejemplo (sin juego de palabras):</text:span></text:p>
      <text:p text:style-name="P11"/>
      <text:p text:style-name="P11"/>
      <text:p text:style-name="P32"><text:span text:style-name="hps"><text:span text:style-name="T4">No es</text:span></text:span><text:span text:style-name="T4"> </text:span><text:span text:style-name="hps"><text:span text:style-name="T4">seguro modificar</text:span></text:span><text:span text:style-name="T4"> </text:span><text:span text:style-name="hps"><text:span text:style-name="T4">la secuencia que se</text:span></text:span><text:span text:style-name="T4"> </text:span><text:span text:style-name="hps"><text:span text:style-name="T4">repiten a lo largo</text:span></text:span><text:span text:style-name="T4"> </text:span><text:span text:style-name="hps"><text:span text:style-name="T4">del</text:span></text:span><text:span text:style-name="T4"> </text:span><text:span text:style-name="hps"><text:span text:style-name="T4">ciclo</text:span></text:span><text:span text:style-name="T4"> </text:span><text:span text:style-name="hps"><text:span text:style-name="T4">(</text:span></text:span><text:span text:style-name="T4">esto sólo </text:span><text:span text:style-name="hps"><text:span text:style-name="T4">puede suceder por</text:span></text:span><text:span text:style-name="T4"> </text:span><text:span text:style-name="hps"><text:span text:style-name="T4">tipos secuenciales mutables</text:span></text:span><text:span text:style-name="T4">, como las listas).</text:span></text:p>
      <text:p text:style-name="P26"/>
      <text:list xml:id="list776886171" text:continue-numbering="true" text:style-name="WWNum25">
        <text:list-item>
          <text:list>
            <text:list-item>
              <text:p text:style-name="P24"><text:soft-page-break/><text:span text:style-name="T16"><text:s/>Listas</text:span></text:p>
            </text:list-item>
          </text:list>
        </text:list-item>
      </text:list>
      <text:p text:style-name="P81"/>
      <text:p text:style-name="P32"><text:span text:style-name="hps"><text:span text:style-name="T4">Python</text:span></text:span><text:span text:style-name="T4"> </text:span><text:span text:style-name="hps"><text:span text:style-name="T4">conoce</text:span></text:span><text:span text:style-name="T4"> </text:span><text:span text:style-name="hps"><text:span text:style-name="T4">una serie de tipos</text:span></text:span><text:span text:style-name="T4"> </text:span><text:span text:style-name="hps"><text:span text:style-name="T4">de datos compuestos</text:span></text:span><text:span text:style-name="T4">, que se utilizan </text:span><text:span text:style-name="hps"><text:span text:style-name="T4">para</text:span></text:span><text:span text:style-name="T4"> </text:span><text:span text:style-name="hps"><text:span text:style-name="T4">agrupar</text:span></text:span><text:span text:style-name="T4"> </text:span><text:span text:style-name="hps"><text:span text:style-name="T4">otros valores.</text:span></text:span><text:span text:style-name="T4"> </text:span><text:span text:style-name="hps"><text:span text:style-name="T4">El</text:span></text:span><text:span text:style-name="T4"> </text:span><text:span text:style-name="hps"><text:span text:style-name="T4">más versátil</text:span></text:span><text:span text:style-name="T4"> </text:span><text:span text:style-name="hps"><text:span text:style-name="T4">es</text:span></text:span><text:span text:style-name="T4"> </text:span><text:span text:style-name="hps"><text:span text:style-name="T4">la lista, que</text:span></text:span><text:span text:style-name="T4"> </text:span><text:span text:style-name="hps"><text:span text:style-name="T4">se puede escribir como</text:span></text:span><text:span text:style-name="T4"> </text:span><text:span text:style-name="hps"><text:span text:style-name="T4">una lista de valores</text:span></text:span><text:span text:style-name="T4"> </text:span><text:span text:style-name="hps"><text:span text:style-name="T4">separados por comas (</text:span></text:span><text:span text:style-name="T4">material) </text:span><text:span text:style-name="hps"><text:span text:style-name="T4">entre</text:span></text:span><text:span text:style-name="T4"> </text:span><text:span text:style-name="hps"><text:span text:style-name="T4">corchetes.</text:span></text:span><text:span text:style-name="T4"> </text:span><text:span text:style-name="hps"><text:span text:style-name="T4">Nombrar el material</text:span></text:span><text:span text:style-name="T4"> </text:span><text:span text:style-name="hps"><text:span text:style-name="T4">no es necesario que</text:span></text:span><text:span text:style-name="T4"> </text:span><text:span text:style-name="hps"><text:span text:style-name="T4">todos tienen el mismo</text:span></text:span><text:span text:style-name="T4"> </text:span><text:span text:style-name="hps"><text:span text:style-name="T4">tipo.</text:span></text:span></text:p>
      <text:p text:style-name="P41"/>
      <text:p text:style-name="P41"/>
      <text:p text:style-name="P32"><text:span text:style-name="hps"><text:span text:style-name="T4">Al igual que</text:span></text:span><text:span text:style-name="T4"> </text:span><text:span text:style-name="hps"><text:span text:style-name="T4">los índices</text:span></text:span><text:span text:style-name="T4"> </text:span><text:span text:style-name="hps"><text:span text:style-name="T4">de cadenas</text:span></text:span><text:span text:style-name="T4">, </text:span><text:span text:style-name="hps"><text:span text:style-name="T4">listas</text:span></text:span><text:span text:style-name="T4"> </text:span><text:span text:style-name="hps"><text:span text:style-name="T4">índices</text:span></text:span><text:span text:style-name="T4"> </text:span><text:span text:style-name="hps"><text:span text:style-name="T4">comienzan en 0</text:span></text:span><text:span text:style-name="T4">, </text:span><text:span text:style-name="hps"><text:span text:style-name="T4">y las listas</text:span></text:span><text:span text:style-name="T4"> </text:span><text:span text:style-name="hps"><text:span text:style-name="T4">se pueden cortar</text:span></text:span><text:span text:style-name="T4">, </text:span><text:span text:style-name="hps"><text:span text:style-name="T4">concatenar</text:span></text:span><text:span text:style-name="T4"> </text:span><text:span text:style-name="hps"><text:span text:style-name="T4">y así sucesivamente</text:span></text:span><text:span text:style-name="T4">.</text:span></text:p>
      <text:p text:style-name="P32"><text:span text:style-name="hps"><text:span text:style-name="T4">Diferencia de las cadenas</text:span></text:span><text:span text:style-name="T4">, </text:span><text:span text:style-name="hps"><text:span text:style-name="T4">que son inmutables</text:span></text:span><text:span text:style-name="T4">, </text:span><text:span text:style-name="hps"><text:span text:style-name="T4">es posible</text:span></text:span><text:span text:style-name="T4"> </text:span><text:span text:style-name="hps"><text:span text:style-name="T4">cambiar los elementos</text:span></text:span><text:span text:style-name="T4"> </text:span><text:span text:style-name="hps"><text:span text:style-name="T4">individuales de</text:span></text:span><text:span text:style-name="T4"> </text:span><text:span text:style-name="hps"><text:span text:style-name="T4">una lista</text:span></text:span><text:span text:style-name="T4">.</text:span></text:p>
      <text:p text:style-name="P41"/>
      <text:p text:style-name="P32"><text:span text:style-name="hps"><text:span text:style-name="T4"/></text:span></text:p>
      <text:p text:style-name="P32"><text:span text:style-name="hps"><text:span text:style-name="T4">Asignación por partes también es posible,</text:span></text:span><text:span text:style-name="T4"> </text:span><text:span text:style-name="hps"><text:span text:style-name="T4">y esto puede</text:span></text:span><text:span text:style-name="T4"> </text:span><text:span text:style-name="hps"><text:span text:style-name="T4">incluso cambiar el</text:span></text:span><text:span text:style-name="T4"> </text:span><text:span text:style-name="hps"><text:span text:style-name="T4">tamaño de</text:span></text:span><text:span text:style-name="T4"> </text:span><text:span text:style-name="hps"><text:span text:style-name="T4">la lista o</text:span></text:span><text:span text:style-name="T4"> </text:span><text:span text:style-name="hps"><text:span text:style-name="T4">borrar</text:span></text:span><text:span text:style-name="T4"> </text:span><text:span text:style-name="hps"><text:span text:style-name="T4">por completo</text:span></text:span><text:span text:style-name="T4">:</text:span></text:p>
      <text:p text:style-name="P41"/>
      <text:p text:style-name="P32"><text:span text:style-name="hps"><text:span text:style-name="T1"/></text:span></text:p>
      <text:p text:style-name="P32"><text:span text:style-name="hps"><text:span text:style-name="T1">La función</text:span></text:span><text:span text:style-name="T1"> </text:span><text:span text:style-name="hps"><text:span text:style-name="T1">len</text:span></text:span><text:span text:style-name="T1"> </text:span><text:span text:style-name="hps"><text:span text:style-name="T1">() también</text:span></text:span><text:span text:style-name="T1"> </text:span><text:span text:style-name="hps"><text:span text:style-name="T1">se aplica a las</text:span></text:span><text:span text:style-name="T1"> </text:span><text:span text:style-name="hps"><text:span text:style-name="T1">listas:</text:span></text:span></text:p>
      <text:p text:style-name="P41"/>
      <text:p text:style-name="P32"><text:span text:style-name="hps"><text:span text:style-name="T2">list.append</text:span></text:span><text:span text:style-name="T2"> </text:span><text:span text:style-name="hps"><text:span text:style-name="T2">(x</text:span></text:span><text:span text:style-name="T2">)</text:span><text:span text:style-name="T1"> </text:span><text:span text:style-name="hps"><text:span text:style-name="T1">Añade</text:span></text:span><text:span text:style-name="T1"> </text:span><text:span text:style-name="hps"><text:span text:style-name="T1">un elemento al</text:span></text:span><text:span text:style-name="T1"> </text:span><text:span text:style-name="hps"><text:span text:style-name="T1">final de la lista</text:span></text:span><text:span text:style-name="T1">, equivalente al </text:span><text:span text:style-name="hps"><text:span text:style-name="T1">[</text:span></text:span><text:span text:style-name="atn"><text:span text:style-name="T1">len (</text:span></text:span><text:span text:style-name="T1">a):] </text:span><text:span text:style-name="hps"><text:span text:style-name="T1">=</text:span></text:span><text:span text:style-name="T1"> </text:span><text:span text:style-name="hps"><text:span text:style-name="T1">[x</text:span></text:span><text:span text:style-name="T1">].</text:span></text:p>
      <text:p text:style-name="P32"><text:span text:style-name="hps"><text:span text:style-name="T2">list.Count</text:span></text:span><text:span text:style-name="T2"> </text:span><text:span text:style-name="hps"><text:span text:style-name="T2">(x</text:span></text:span><text:span text:style-name="T2">)</text:span><text:span text:style-name="T1"> Devuelve el </text:span><text:span text:style-name="hps"><text:span text:style-name="T1">número de veces que</text:span></text:span><text:span text:style-name="T1"> </text:span><text:span text:style-name="hps"><text:span text:style-name="T1">x</text:span></text:span><text:span text:style-name="T1"> </text:span><text:span text:style-name="hps"><text:span text:style-name="T1">aparece en</text:span></text:span><text:span text:style-name="T1"> </text:span><text:span text:style-name="hps"><text:span text:style-name="T1">la lista.</text:span></text:span></text:p>
      <text:p text:style-name="P32"><text:span text:style-name="hps"><text:span text:style-name="T2">list.Sort</text:span></text:span><text:span text:style-name="T2"> </text:span><text:span text:style-name="hps"><text:span text:style-name="T2">(</text:span></text:span><text:span text:style-name="T2">)</text:span><text:span text:style-name="T1"> Ordene </text:span><text:span text:style-name="hps"><text:span text:style-name="T1">los</text:span></text:span><text:span text:style-name="T1"> </text:span><text:span text:style-name="hps"><text:span text:style-name="T1">elementos de la lista</text:span></text:span><text:span text:style-name="T1">, </text:span><text:span text:style-name="hps"><text:span text:style-name="T1">en su lugar.</text:span></text:span></text:p>
      <text:p text:style-name="P32"><text:span text:style-name="hps"><text:span text:style-name="T2">list.reverse</text:span></text:span><text:span text:style-name="T2"> </text:span><text:span text:style-name="hps"><text:span text:style-name="T2">(</text:span></text:span><text:span text:style-name="T2">)</text:span><text:span text:style-name="T1"> </text:span><text:span text:style-name="hps"><text:span text:style-name="T1">Invertir la</text:span></text:span><text:span text:style-name="T1"> </text:span><text:span text:style-name="hps"><text:span text:style-name="T1">lista de</text:span></text:span><text:span text:style-name="T1"> </text:span><text:span text:style-name="hps"><text:span text:style-name="T1">elementos</text:span></text:span><text:span text:style-name="T1">, que se colocan </text:span><text:span text:style-name="hps"><text:span text:style-name="T1">desde</text:span></text:span><text:span text:style-name="T1"> </text:span><text:span text:style-name="hps"><text:span text:style-name="T1">la última</text:span></text:span><text:span text:style-name="T1"> </text:span><text:span text:style-name="hps"><text:span text:style-name="T1">a</text:span></text:span><text:span text:style-name="T1"> </text:span><text:span text:style-name="hps"><text:span text:style-name="T1">la primera.</text:span></text:span></text:p>
      <text:p text:style-name="P42"/>
      <text:p text:style-name="P42"/>
      <text:p text:style-name="P32"><text:span text:style-name="T16">Compresion de listas</text:span></text:p>
      <text:p text:style-name="P42"/>
      <text:p text:style-name="P32"><text:soft-page-break/><text:span text:style-name="hps"><text:span text:style-name="T4">Las comprensión de listas</text:span></text:span><text:span text:style-name="T4"> </text:span><text:span text:style-name="hps"><text:span text:style-name="T4">proporcionan una manera</text:span></text:span><text:span text:style-name="T4"> </text:span><text:span text:style-name="hps"><text:span text:style-name="T4">concisa</text:span></text:span><text:span text:style-name="T4"> </text:span><text:span text:style-name="hps"><text:span text:style-name="T4">de crear</text:span></text:span><text:span text:style-name="T4"> </text:span><text:span text:style-name="hps"><text:span text:style-name="T4">listas</text:span></text:span><text:span text:style-name="T4"> </text:span><text:span text:style-name="hps"><text:span text:style-name="T4">sin tener que recurrir</text:span></text:span><text:span text:style-name="T4"> </text:span><text:span text:style-name="hps"><text:span text:style-name="T4">al uso de</text:span></text:span><text:span text:style-name="T4"> </text:span><text:span text:style-name="hps"><text:span text:style-name="T4">map(</text:span></text:span><text:span text:style-name="T4">), </text:span><text:span text:style-name="hps"><text:span text:style-name="T4">filter()</text:span></text:span><text:span text:style-name="T4"> </text:span><text:span text:style-name="hps"><text:span text:style-name="T4">y</text:span></text:span><text:span text:style-name="T4"> </text:span><text:span text:style-name="hps"><text:span text:style-name="T4">/</text:span></text:span><text:span text:style-name="T4"> </text:span><text:span text:style-name="hps"><text:span text:style-name="T4">o lambda</text:span></text:span><text:span text:style-name="T4">. </text:span><text:span text:style-name="hps"><text:span text:style-name="T4">La</text:span></text:span><text:span text:style-name="T4"> </text:span><text:span text:style-name="hps"><text:span text:style-name="T4">definición de lista</text:span></text:span><text:span text:style-name="T4"> </text:span><text:span text:style-name="hps"><text:span text:style-name="T4">resultante tiende</text:span></text:span><text:span text:style-name="T4"> </text:span><text:span text:style-name="hps"><text:span text:style-name="T4">a menudo</text:span></text:span><text:span text:style-name="T4"> </text:span><text:span text:style-name="hps"><text:span text:style-name="T4">a</text:span></text:span><text:span text:style-name="T4"> </text:span><text:span text:style-name="hps"><text:span text:style-name="T4">ser más claro que</text:span></text:span><text:span text:style-name="T4"> </text:span><text:span text:style-name="hps"><text:span text:style-name="T4">las listas</text:span></text:span><text:span text:style-name="T4"> </text:span><text:span text:style-name="hps"><text:span text:style-name="T4">construidas con</text:span></text:span><text:span text:style-name="T4"> </text:span><text:span text:style-name="hps"><text:span text:style-name="T4">esas</text:span></text:span><text:span text:style-name="T4"> </text:span><text:span text:style-name="hps"><text:span text:style-name="T4">construcciones</text:span></text:span><text:span text:style-name="T4">. </text:span><text:span text:style-name="hps"><text:span text:style-name="T4">Cada</text:span></text:span><text:span text:style-name="T4"> </text:span><text:span text:style-name="hps"><text:span text:style-name="T4">lista por comprensión</text:span></text:span><text:span text:style-name="T4"> </text:span><text:span text:style-name="hps"><text:span text:style-name="T4">consiste en</text:span></text:span><text:span text:style-name="T4"> </text:span><text:span text:style-name="hps"><text:span text:style-name="T4">una expresión</text:span></text:span><text:span text:style-name="T4"> </text:span><text:span text:style-name="hps"><text:span text:style-name="T4">seguida de una</text:span></text:span><text:span text:style-name="T4"> </text:span><text:span text:style-name="hps"><text:span text:style-name="T4">cláusula</text:span></text:span><text:span text:style-name="T4">, a continuación, </text:span><text:span text:style-name="hps"><text:span text:style-name="T4">cero</text:span></text:span><text:span text:style-name="T4"> </text:span><text:span text:style-name="hps"><text:span text:style-name="T4">o más</text:span></text:span><text:span text:style-name="T4"> </text:span><text:span text:style-name="hps"><text:span text:style-name="T4">a favor o en</text:span></text:span><text:span text:style-name="T4"> </text:span><text:span text:style-name="hps"><text:span text:style-name="T4">caso de</text:span></text:span><text:span text:style-name="T4"> </text:span><text:span text:style-name="hps"><text:span text:style-name="T4">cláusulas.</text:span></text:span><text:span text:style-name="T4"> </text:span></text:p>
      <text:p text:style-name="P37"/>
      <text:p text:style-name="P32"><text:span text:style-name="hps"><text:span text:style-name="T4">El resultado será</text:span></text:span><text:span text:style-name="T4"> </text:span><text:span text:style-name="hps"><text:span text:style-name="T4">una lista, como resultado de</text:span></text:span><text:span text:style-name="T4"> </text:span><text:span text:style-name="hps"><text:span text:style-name="T4">la evaluación de la</text:span></text:span><text:span text:style-name="T4"> </text:span><text:span text:style-name="hps"><text:span text:style-name="T4">expresión en</text:span></text:span><text:span text:style-name="T4"> </text:span><text:span text:style-name="hps"><text:span text:style-name="T4">el contexto del</text:span></text:span><text:span text:style-name="T4"> </text:span><text:span text:style-name="hps"><text:span text:style-name="T13">for</text:span></text:span><text:span text:style-name="T4"> <text:s/></text:span><text:span text:style-name="hps"><text:span text:style-name="T4">y </text:span></text:span><text:span text:style-name="hps"><text:span text:style-name="T13">if</text:span></text:span><text:span text:style-name="T4"> <text:s/></text:span><text:span text:style-name="hps"><text:span text:style-name="T4">que le siguen</text:span></text:span><text:span text:style-name="T4">. </text:span><text:span text:style-name="hps"><text:span text:style-name="T4">Si</text:span></text:span><text:span text:style-name="T4"> </text:span><text:span text:style-name="hps"><text:span text:style-name="T4">la expresión sería</text:span></text:span><text:span text:style-name="T4"> </text:span><text:span text:style-name="hps"><text:span text:style-name="T4">evaluar</text:span></text:span><text:span text:style-name="T4"> </text:span><text:span text:style-name="hps"><text:span text:style-name="T4">a una tupla</text:span></text:span><text:span text:style-name="T4">, se debe colocar </text:span><text:span text:style-name="hps"><text:span text:style-name="T4">entre paréntesis</text:span></text:span><text:span text:style-name="T4">.</text:span></text:p>
      <text:p text:style-name="P49"/>
      <text:p text:style-name="P51"><text:span text:style-name="T23">(ejemplo 1 copresion de listas)</text:span></text:p>
      <text:p text:style-name="P49"/>
      <text:p text:style-name="P51"><text:span text:style-name="T23">(ejemplo 2 copresion de listas)</text:span></text:p>
      <text:p text:style-name="P29"/>
      <text:list xml:id="list195958781" text:continue-numbering="true" text:style-name="WWNum25">
        <text:list-item>
          <text:list>
            <text:list-item>
              <text:p text:style-name="P24"><text:span text:style-name="T16">Compresion de listas</text:span></text:p>
            </text:list-item>
          </text:list>
        </text:list-item>
      </text:list>
      <text:p text:style-name="P50"/>
      <text:p text:style-name="P4"><text:span text:style-name="T10">Podemos crear una función que escriba la serie de Fibonacci hasta un límite arbitrario.<text:line-break/>Es fácil de escribir una función que devuelve una lista de los números de la serie de Fibonacci, en lugar de imprimirlo.</text:span></text:p>
      <text:p text:style-name="P5"/>
      <text:p text:style-name="P40"/>
      <text:p text:style-name="P32"><text:span text:style-name="T16">Parámetros por defecto</text:span></text:p>
      <text:p text:style-name="P32"><text:span text:style-name="hps"><text:span text:style-name="T4">La</text:span></text:span><text:span text:style-name="T4"> </text:span><text:span text:style-name="hps"><text:span text:style-name="T4">forma más útil</text:span></text:span><text:span text:style-name="T4"> </text:span><text:span text:style-name="hps"><text:span text:style-name="T4">es especificar</text:span></text:span><text:span text:style-name="T4"> </text:span><text:span text:style-name="hps"><text:span text:style-name="T4">un valor predeterminado para</text:span></text:span><text:span text:style-name="T4"> </text:span><text:span text:style-name="hps"><text:span text:style-name="T4">uno o más argumentos</text:span></text:span><text:span text:style-name="T4">. </text:span><text:span text:style-name="hps"><text:span text:style-name="T4">Esto crea</text:span></text:span><text:span text:style-name="T4"> </text:span><text:span text:style-name="hps"><text:span text:style-name="T4">una función</text:span></text:span><text:span text:style-name="T4"> </text:span><text:span text:style-name="hps"><text:span text:style-name="T4">que puede ser llamada</text:span></text:span><text:span text:style-name="T4"> </text:span><text:span text:style-name="hps"><text:span text:style-name="T4">con</text:span></text:span><text:span text:style-name="T4"> </text:span><text:span text:style-name="hps"><text:span text:style-name="T4">menos argumentos</text:span></text:span><text:span text:style-name="T4"> </text:span><text:span text:style-name="hps"><text:span text:style-name="T4">de lo que</text:span></text:span><text:span text:style-name="T4"> </text:span><text:span text:style-name="hps"><text:span text:style-name="T4">se define</text:span></text:span><text:span text:style-name="T4"> </text:span><text:span text:style-name="hps"><text:span text:style-name="T4">para permitir</text:span></text:span><text:span text:style-name="T4">. </text:span><text:span text:style-name="hps"><text:span text:style-name="T4">Por ejemplo</text:span></text:span><text:span text:style-name="T4">:</text:span></text:p>
      <text:p text:style-name="P41"/>
      <text:p text:style-name="P32"><text:span text:style-name="hps"><text:span text:style-name="T1">Las funciones también</text:span></text:span><text:span text:style-name="T1"> </text:span><text:span text:style-name="hps"><text:span text:style-name="T1">pueden ser llamados</text:span></text:span><text:span text:style-name="T1"> </text:span><text:span text:style-name="hps"><text:span text:style-name="T1">con</text:span></text:span><text:span text:style-name="T1"> </text:span><text:span text:style-name="hps"><text:span text:style-name="T1">argumentos clave</text:span></text:span><text:span text:style-name="T1"> </text:span><text:span text:style-name="hps"><text:span text:style-name="T1">de la forma</text:span></text:span><text:span text:style-name="T1"> </text:span><text:span text:style-name="hps"><text:span text:style-name="T1">clave =</text:span></text:span><text:span text:style-name="T1"> </text:span><text:span text:style-name="hps"><text:span text:style-name="T1">valor</text:span></text:span><text:span text:style-name="T1">.</text:span></text:p>
      <text:p text:style-name="P46"/>
      <text:p text:style-name="P51"><text:span text:style-name="T29">ask_ok</text:span><text:span text:style-name="T30">(</text:span><text:span text:style-name="T32">retries</text:span><text:span text:style-name="T33">=</text:span><text:span text:style-name="T35">5</text:span><text:span text:style-name="T37">, </text:span><text:span text:style-name="T32">ask</text:span><text:span text:style-name="T33">=</text:span><text:span text:style-name="T39">"What do we do?"</text:span><text:span text:style-name="T30">)</text:span></text:p>
      <text:p text:style-name="P53"/>
      <text:p text:style-name="P32"><text:soft-page-break/><text:span text:style-name="T5">Lambda</text:span></text:p>
      <text:p text:style-name="P32"><text:span text:style-name="hps"><text:span text:style-name="T4">Por demanda</text:span></text:span><text:span text:style-name="T4"> </text:span><text:span text:style-name="hps"><text:span text:style-name="T4">popular,</text:span></text:span><text:span text:style-name="T4"> </text:span><text:span text:style-name="hps"><text:span text:style-name="T4">una serie de características</text:span></text:span><text:span text:style-name="T4"> </text:span><text:span text:style-name="hps"><text:span text:style-name="T4">que se encuentran comúnmente</text:span></text:span><text:span text:style-name="T4"> </text:span><text:span text:style-name="hps"><text:span text:style-name="T4">en los</text:span></text:span><text:span text:style-name="T4"> </text:span><text:span text:style-name="hps"><text:span text:style-name="T4">lenguajes de programación</text:span></text:span><text:span text:style-name="T4"> </text:span><text:span text:style-name="hps"><text:span text:style-name="T4">funcionales como</text:span></text:span><text:span text:style-name="T4"> </text:span><text:span text:style-name="hps"><text:span text:style-name="T4">Lisp</text:span></text:span><text:span text:style-name="T4"> </text:span><text:span text:style-name="hps"><text:span text:style-name="T4">se han añadido a</text:span></text:span><text:span text:style-name="T4"> </text:span><text:span text:style-name="hps"><text:span text:style-name="T4">Python.</text:span></text:span><text:span text:style-name="T4"> </text:span><text:span text:style-name="hps"><text:span text:style-name="T4">Con la palabra clave</text:span></text:span><text:span text:style-name="T4"> </text:span><text:span text:style-name="hps"><text:span text:style-name="T4">lambda,</text:span></text:span><text:span text:style-name="T4"> </text:span><text:span text:style-name="hps"><text:span text:style-name="T4">se pueden crear</text:span></text:span><text:span text:style-name="T4"> </text:span><text:span text:style-name="hps"><text:span text:style-name="T4">pequeñas</text:span></text:span><text:span text:style-name="T4"> </text:span><text:span text:style-name="hps"><text:span text:style-name="T4">funciones anónimas</text:span></text:span><text:span text:style-name="T4">. </text:span><text:span text:style-name="hps"><text:span text:style-name="T4">He aquí una</text:span></text:span><text:span text:style-name="T4"> </text:span><text:span text:style-name="hps"><text:span text:style-name="T4">función que devuelve</text:span></text:span><text:span text:style-name="T4"> </text:span><text:span text:style-name="hps"><text:span text:style-name="T4">la suma de sus</text:span></text:span><text:span text:style-name="T4"> </text:span><text:span text:style-name="hps"><text:span text:style-name="T4">dos argumentos</text:span></text:span><text:span text:style-name="T4">: </text:span><text:span text:style-name="hps"><text:span text:style-name="T4">lambda</text:span></text:span><text:span text:style-name="T4"> </text:span><text:span text:style-name="hps"><text:span text:style-name="T4">a, b</text:span></text:span><text:span text:style-name="T4">​​: a </text:span><text:span text:style-name="hps"><text:span text:style-name="T4">+</text:span></text:span><text:span text:style-name="T4"> </text:span><text:span text:style-name="hps"><text:span text:style-name="T4">b</text:span></text:span><text:span text:style-name="T4">.</text:span></text:p>
      <text:p text:style-name="P37"/>
      <text:p text:style-name="P32"><text:span text:style-name="T4">La </text:span><text:span text:style-name="hps"><text:span text:style-name="T4">formas</text:span></text:span><text:span text:style-name="T4"> </text:span><text:span text:style-name="hps"><text:span text:style-name="T4">lambda</text:span></text:span><text:span text:style-name="T4"> </text:span><text:span text:style-name="hps"><text:span text:style-name="T4">pueden utilizarse siempre que</text:span></text:span><text:span text:style-name="T4"> </text:span><text:span text:style-name="hps"><text:span text:style-name="T4">se requieren</text:span></text:span><text:span text:style-name="T4"> </text:span><text:span text:style-name="hps"><text:span text:style-name="T4">los objetos</text:span></text:span><text:span text:style-name="T4"> </text:span><text:span text:style-name="hps"><text:span text:style-name="T4">de función.</text:span></text:span><text:span text:style-name="T4"> </text:span><text:span text:style-name="hps"><text:span text:style-name="T4">Están</text:span></text:span><text:span text:style-name="T4"> </text:span><text:span text:style-name="hps"><text:span text:style-name="T4">sintácticamente</text:span></text:span><text:span text:style-name="T4"> </text:span><text:span text:style-name="hps"><text:span text:style-name="T4">restringidas a</text:span></text:span><text:span text:style-name="T4"> </text:span><text:span text:style-name="hps"><text:span text:style-name="T4">una sola expresión.</text:span></text:span><text:span text:style-name="T4"> </text:span><text:span text:style-name="hps"><text:span text:style-name="T4">Semánticamente</text:span></text:span><text:span text:style-name="T4">, </text:span><text:span text:style-name="hps"><text:span text:style-name="T4">no son más que</text:span></text:span><text:span text:style-name="T4"> </text:span><text:span text:style-name="hps"><text:span text:style-name="T4">otra manera de expresar</text:span></text:span><text:span text:style-name="T4"> </text:span><text:span text:style-name="hps"><text:span text:style-name="T4">una definición de función</text:span></text:span><text:span text:style-name="T4"> </text:span><text:span text:style-name="hps"><text:span text:style-name="T4">normal.</text:span></text:span><text:span text:style-name="T4"> </text:span><text:span text:style-name="hps"><text:span text:style-name="T4">Al igual que</text:span></text:span><text:span text:style-name="T4"> </text:span><text:span text:style-name="hps"><text:span text:style-name="T4">la definición de funciones</text:span></text:span><text:span text:style-name="T4"> </text:span><text:span text:style-name="hps"><text:span text:style-name="T4">anidadas,</text:span></text:span><text:span text:style-name="T4"> </text:span><text:span text:style-name="hps"><text:span text:style-name="T4">las formas lambda</text:span></text:span><text:span text:style-name="T4"> </text:span><text:span text:style-name="hps"><text:span text:style-name="T4">pueden hacer referencia a</text:span></text:span><text:span text:style-name="T4"> </text:span><text:span text:style-name="hps"><text:span text:style-name="T4">variables del ámbito contenedor</text:span></text:span><text:span text:style-name="T4">.</text:span></text:p>
      <text:p text:style-name="P35"/>
      <text:p text:style-name="P37"/>
      <text:p text:style-name="P32"><text:span text:style-name="hps"><text:span text:style-name="T5">Listas arbitrarias de argumentos</text:span></text:span></text:p>
      <text:p text:style-name="P32"><text:span text:style-name="hps"><text:span text:style-name="T4">Por último, la</text:span></text:span><text:span text:style-name="T4"> </text:span><text:span text:style-name="hps"><text:span text:style-name="T4">opción que se utiliza</text:span></text:span><text:span text:style-name="T4"> </text:span><text:span text:style-name="hps"><text:span text:style-name="T4">con menor frecuencia</text:span></text:span><text:span text:style-name="T4"> </text:span><text:span text:style-name="hps"><text:span text:style-name="T4">es especificar</text:span></text:span><text:span text:style-name="T4"> </text:span><text:span text:style-name="hps"><text:span text:style-name="T4">que una función puede</text:span></text:span><text:span text:style-name="T4"> </text:span><text:span text:style-name="hps"><text:span text:style-name="T4">ser llamada con</text:span></text:span><text:span text:style-name="T4"> </text:span><text:span text:style-name="hps"><text:span text:style-name="T4">un número arbitrario</text:span></text:span><text:span text:style-name="T4"> </text:span><text:span text:style-name="hps"><text:span text:style-name="T4">de argumentos.</text:span></text:span><text:span text:style-name="T4"> </text:span><text:span text:style-name="hps"><text:span text:style-name="T4">Estos</text:span></text:span><text:span text:style-name="T4"> </text:span><text:span text:style-name="hps"><text:span text:style-name="T4">argumentos serán</text:span></text:span><text:span text:style-name="T4"> </text:span><text:span text:style-name="hps"><text:span text:style-name="T4">envueltos en</text:span></text:span><text:span text:style-name="T4"> </text:span><text:span text:style-name="hps"><text:span text:style-name="T4">una tupla</text:span></text:span><text:span text:style-name="T4"> </text:span><text:span text:style-name="hps"><text:span text:style-name="T4">(ver</text:span></text:span><text:span text:style-name="T4"> </text:span><text:span text:style-name="hps"><text:span text:style-name="T4">Tuplas y secuencias</text:span></text:span><text:span text:style-name="T4">). </text:span><text:span text:style-name="hps"><text:span text:style-name="T4">Antes del</text:span></text:span><text:span text:style-name="T4"> </text:span><text:span text:style-name="hps"><text:span text:style-name="T4">número variable de argumentos</text:span></text:span><text:span text:style-name="T4">, </text:span><text:span text:style-name="hps"><text:span text:style-name="T4">puede</text:span></text:span><text:span text:style-name="T4"> </text:span><text:span text:style-name="hps"><text:span text:style-name="T4">aparecer cero</text:span></text:span><text:span text:style-name="T4"> </text:span><text:span text:style-name="hps"><text:span text:style-name="T4">o más argumentos</text:span></text:span><text:span text:style-name="T4"> </text:span><text:span text:style-name="hps"><text:span text:style-name="T4">normales.</text:span></text:span></text:p>
      <text:p text:style-name="P41"/>
      <text:p text:style-name="P40"/>
      <text:p text:style-name="P40"/>
      <text:p text:style-name="P41"/>
      <text:list xml:id="list1534046711" text:continue-numbering="true" text:style-name="WWNum25">
        <text:list-item>
          <text:list>
            <text:list-item>
              <text:p text:style-name="P24"><text:span text:style-name="T16"><text:s/>Tuplas</text:span></text:p>
            </text:list-item>
          </text:list>
        </text:list-item>
      </text:list>
      <text:p text:style-name="P32"><text:span text:style-name="hps"><text:span text:style-name="T4">Las tuplas</text:span></text:span><text:span text:style-name="T4">, </text:span><text:span text:style-name="hps"><text:span text:style-name="T4">como las cadenas</text:span></text:span><text:span text:style-name="T4">, </text:span><text:span text:style-name="hps"><text:span text:style-name="T4">son inmutables</text:span></text:span><text:span text:style-name="T4">: no es </text:span><text:span text:style-name="hps"><text:span text:style-name="T4">posible asignar</text:span></text:span><text:span text:style-name="T4"> </text:span><text:span text:style-name="hps"><text:span text:style-name="T4">a los elementos individuales</text:span></text:span><text:span text:style-name="T4"> </text:span><text:span text:style-name="hps"><text:span text:style-name="T4">de una tupla</text:span></text:span><text:span text:style-name="T4"> </text:span><text:span text:style-name="hps"><text:span text:style-name="T4">(</text:span></text:span><text:span text:style-name="T4">se puede simular </text:span><text:span text:style-name="hps"><text:span text:style-name="T4">la mayor parte de</text:span></text:span><text:span text:style-name="T4"> </text:span><text:span text:style-name="hps"><text:span text:style-name="T4">el mismo efecto con</text:span></text:span><text:span text:style-name="T4"> </text:span><text:span text:style-name="hps"><text:span text:style-name="T4">corte y</text:span></text:span><text:span text:style-name="T4"> </text:span><text:span text:style-name="hps"><text:span text:style-name="T4">concatenación,</text:span></text:span><text:span text:style-name="T4"> </text:span><text:span text:style-name="hps"><text:span text:style-name="T4">sin embargo)</text:span></text:span><text:span text:style-name="T4">. </text:span><text:span text:style-name="hps"><text:span text:style-name="T4">También es</text:span></text:span><text:span text:style-name="T4"> </text:span><text:span text:style-name="hps"><text:span text:style-name="T4">posible crear</text:span></text:span><text:span text:style-name="T4"> </text:span><text:span text:style-name="hps"><text:span text:style-name="T4">tuplas</text:span></text:span><text:span text:style-name="T4"> </text:span><text:span text:style-name="hps"><text:span text:style-name="T4">que contienen</text:span></text:span><text:span text:style-name="T4"> </text:span><text:span text:style-name="hps"><text:span text:style-name="T4">objetos mutables</text:span></text:span><text:span text:style-name="T4">, como las listas.</text:span></text:p>
      <text:p text:style-name="P42"/>
      <text:list xml:id="list513525902" text:continue-numbering="true" text:style-name="WWNum25">
        <text:list-item>
          <text:list>
            <text:list-item>
              <text:p text:style-name="P24"><text:span text:style-name="T16"><text:s/>Sets</text:span></text:p>
            </text:list-item>
          </text:list>
        </text:list-item>
      </text:list>
      <text:p text:style-name="P32"><text:span text:style-name="T20">Python also includes a data type for sets. A set is an unordered collection with no duplicate elements.</text:span></text:p>
      <text:p text:style-name="P47"><text:soft-page-break/></text:p>
      <text:p text:style-name="P48"/>
      <text:list xml:id="list1510090865" text:continue-numbering="true" text:style-name="WWNum25">
        <text:list-item>
          <text:list>
            <text:list-item>
              <text:p text:style-name="P19"><text:span text:style-name="T16">Diccionarios </text:span></text:p>
            </text:list-item>
          </text:list>
        </text:list-item>
      </text:list>
      <text:p text:style-name="P79"/>
      <text:p text:style-name="P33"><text:span text:style-name="hps"><text:span text:style-name="T4">Otro tipo</text:span></text:span><text:span text:style-name="T4"> </text:span><text:span text:style-name="hps"><text:span text:style-name="T4">de datos útiles</text:span></text:span><text:span text:style-name="T4"> </text:span><text:span text:style-name="hps"><text:span text:style-name="T4">incorporado en</text:span></text:span><text:span text:style-name="T4"> </text:span><text:span text:style-name="hps"><text:span text:style-name="T4">Python</text:span></text:span><text:span text:style-name="T4"> </text:span><text:span text:style-name="hps"><text:span text:style-name="T4">son los diccionarios. Los diccionarios se</text:span></text:span><text:span text:style-name="T4"> </text:span><text:span text:style-name="hps"><text:span text:style-name="T4">encuentran a veces en</text:span></text:span><text:span text:style-name="T4"> </text:span><text:span text:style-name="hps"><text:span text:style-name="T4">otros idiomas</text:span></text:span><text:span text:style-name="T4"> </text:span><text:span text:style-name="hps"><text:span text:style-name="T4">como "</text:span></text:span><text:span text:style-name="T4">memorias asociativas</text:span><text:span text:style-name="atn"><text:span text:style-name="T4">" o "</text:span></text:span><text:span text:style-name="T4">matrices asociativas". </text:span><text:span text:style-name="hps"><text:span text:style-name="T4">A diferencia de</text:span></text:span><text:span text:style-name="T4"> </text:span><text:span text:style-name="hps"><text:span text:style-name="T4">las secuencias</text:span></text:span><text:span text:style-name="T4">, que </text:span><text:span text:style-name="hps"><text:span text:style-name="T4">están indexadas en</text:span></text:span><text:span text:style-name="T4"> </text:span><text:span text:style-name="hps"><text:span text:style-name="T4">un rango de números</text:span></text:span><text:span text:style-name="T4">, </text:span><text:span text:style-name="hps"><text:span text:style-name="T4">los diccionarios</text:span></text:span><text:span text:style-name="T4"> </text:span><text:span text:style-name="hps"><text:span text:style-name="T4">se indexan</text:span></text:span><text:span text:style-name="T4"> </text:span><text:span text:style-name="hps"><text:span text:style-name="T4">por</text:span></text:span><text:span text:style-name="T4"> </text:span><text:span text:style-name="hps"><text:span text:style-name="T4">teclas</text:span></text:span><text:span text:style-name="T4">, </text:span><text:span text:style-name="hps"><text:span text:style-name="T4">que puede ser cualquier</text:span></text:span><text:span text:style-name="T4"> </text:span><text:span text:style-name="hps"><text:span text:style-name="T4">tipo inmutable</text:span></text:span><text:span text:style-name="T4">; </text:span><text:span text:style-name="hps"><text:span text:style-name="T4">cadenas y números</text:span></text:span><text:span text:style-name="T4"> </text:span><text:span text:style-name="hps"><text:span text:style-name="T4">siempre</text:span></text:span><text:span text:style-name="T4"> </text:span><text:span text:style-name="hps"><text:span text:style-name="T4">pueden ser</text:span></text:span><text:span text:style-name="T4"> </text:span><text:span text:style-name="hps"><text:span text:style-name="T4">teclas</text:span></text:span><text:span text:style-name="T4">. </text:span><text:span text:style-name="hps"><text:span text:style-name="T4">Las tuplas</text:span></text:span><text:span text:style-name="T4"> </text:span><text:span text:style-name="hps"><text:span text:style-name="T4">pueden usarse</text:span></text:span><text:span text:style-name="T4"> </text:span><text:span text:style-name="hps"><text:span text:style-name="T4">como claves</text:span></text:span><text:span text:style-name="T4"> </text:span><text:span text:style-name="hps"><text:span text:style-name="T4">si</text:span></text:span><text:span text:style-name="T4"> </text:span><text:span text:style-name="hps"><text:span text:style-name="T4">sólo contienen</text:span></text:span><text:span text:style-name="T4"> </text:span><text:span text:style-name="hps"><text:span text:style-name="T4">cadenas, números</text:span></text:span><text:span text:style-name="T4"> </text:span><text:span text:style-name="hps"><text:span text:style-name="T4">o tuplas</text:span></text:span><text:span text:style-name="T4">, si </text:span><text:span text:style-name="hps"><text:span text:style-name="T4">una tupla</text:span></text:span><text:span text:style-name="T4"> </text:span><text:span text:style-name="hps"><text:span text:style-name="T4">contiene</text:span></text:span><text:span text:style-name="T4"> </text:span><text:span text:style-name="hps"><text:span text:style-name="T4">cualquier</text:span></text:span><text:span text:style-name="T4"> </text:span><text:span text:style-name="hps"><text:span text:style-name="T4">objeto mutable</text:span></text:span><text:span text:style-name="T4"> </text:span><text:span text:style-name="hps"><text:span text:style-name="T4">directa o indirectamente</text:span></text:span><text:span text:style-name="T4">, no puede </text:span><text:span text:style-name="hps"><text:span text:style-name="T4">ser utilizado</text:span></text:span><text:span text:style-name="T4"> </text:span><text:span text:style-name="hps"><text:span text:style-name="T4">como una clave</text:span></text:span><text:span text:style-name="T4">.</text:span></text:p>
      <text:p text:style-name="P38"/>
      <text:p text:style-name="P33"><text:span text:style-name="hps"><text:span text:style-name="T4">Lo mejor es</text:span></text:span><text:span text:style-name="T4"> </text:span><text:span text:style-name="hps"><text:span text:style-name="T4">pensar en un</text:span></text:span><text:span text:style-name="T4"> </text:span><text:span text:style-name="hps"><text:span text:style-name="T4">diccionario como</text:span></text:span><text:span text:style-name="T4"> </text:span><text:span text:style-name="hps"><text:span text:style-name="T4">un conjunto desordenado</text:span></text:span><text:span text:style-name="T4"> </text:span><text:span text:style-name="hps"><text:span text:style-name="T4">de</text:span></text:span><text:span text:style-name="T4"> </text:span><text:span text:style-name="hps"><text:span text:style-name="T4">parejas clave:</text:span></text:span><text:span text:style-name="T4"> </text:span><text:span text:style-name="hps"><text:span text:style-name="T4">valor,</text:span></text:span><text:span text:style-name="T4"> </text:span><text:span text:style-name="hps"><text:span text:style-name="T4">con</text:span></text:span><text:span text:style-name="T4"> </text:span><text:span text:style-name="hps"><text:span text:style-name="T4">el requisito de que</text:span></text:span><text:span text:style-name="T4"> </text:span><text:span text:style-name="hps"><text:span text:style-name="T4">las</text:span></text:span><text:span text:style-name="T4"> </text:span><text:span text:style-name="hps"><text:span text:style-name="T4">claves son únicas</text:span></text:span><text:span text:style-name="T4"> </text:span><text:span text:style-name="hps"><text:span text:style-name="T4">(dentro de un</text:span></text:span><text:span text:style-name="T4"> </text:span><text:span text:style-name="hps"><text:span text:style-name="T4">diccionario)</text:span></text:span><text:span text:style-name="T4">.</text:span></text:p>
      <text:p text:style-name="P38"/>
      <text:p text:style-name="P33"><text:span text:style-name="hps"><text:span text:style-name="T4">Un</text:span></text:span><text:span text:style-name="T4"> </text:span><text:span text:style-name="hps"><text:span text:style-name="T4">par de llaves</text:span></text:span><text:span text:style-name="T4"> </text:span><text:span text:style-name="hps"><text:span text:style-name="T4">crea</text:span></text:span><text:span text:style-name="T4"> </text:span><text:span text:style-name="hps"><text:span text:style-name="T4">un diccionario vacío</text:span></text:span><text:span text:style-name="T4">: </text:span><text:span text:style-name="hps"><text:span text:style-name="T4">{</text:span></text:span><text:span text:style-name="T4">}. </text:span><text:span text:style-name="hps"><text:span text:style-name="T4">La colocación de</text:span></text:span><text:span text:style-name="T4"> </text:span><text:span text:style-name="hps"><text:span text:style-name="T4">una lista</text:span></text:span><text:span text:style-name="T4"> </text:span><text:span text:style-name="hps"><text:span text:style-name="T4">separada por comas de</text:span></text:span><text:span text:style-name="T4"> </text:span><text:span text:style-name="hps"><text:span text:style-name="T4">parejas </text:span></text:span><text:span text:style-name="hps"><text:span text:style-name="T13">clave:</text:span></text:span><text:span text:style-name="T13"> </text:span><text:span text:style-name="hps"><text:span text:style-name="T13">valor</text:span></text:span><text:span text:style-name="T4"> </text:span><text:span text:style-name="hps"><text:span text:style-name="T4">dentro de las llaves</text:span></text:span><text:span text:style-name="T4"> </text:span><text:span text:style-name="hps"><text:span text:style-name="T4">añade</text:span></text:span><text:span text:style-name="T4"> </text:span><text:span text:style-name="hps"><text:span text:style-name="T4">clave inicial</text:span></text:span><text:span text:style-name="T4">: </text:span><text:span text:style-name="hps"><text:span text:style-name="T4">pares de valores</text:span></text:span><text:span text:style-name="T4"> </text:span><text:span text:style-name="hps"><text:span text:style-name="T4">al diccionario</text:span></text:span><text:span text:style-name="T4">, lo que es </text:span><text:span text:style-name="hps"><text:span text:style-name="T4">también la forma en</text:span></text:span><text:span text:style-name="T4"> </text:span><text:span text:style-name="hps"><text:span text:style-name="T4">diccionarios</text:span></text:span><text:span text:style-name="T4"> </text:span><text:span text:style-name="hps"><text:span text:style-name="T4">se escriben</text:span></text:span><text:span text:style-name="T4"> </text:span><text:span text:style-name="hps"><text:span text:style-name="T4">en la salida. </text:span></text:span></text:p>
      <text:p text:style-name="P33"><text:span text:style-name="hps"><text:span text:style-name="T4"/></text:span></text:p>
      <text:p text:style-name="P33"><text:span text:style-name="hps"><text:span text:style-name="T4">He aquí un pequeño</text:span></text:span><text:span text:style-name="short_5f_text"><text:span text:style-name="T4"> </text:span></text:span><text:span text:style-name="hps"><text:span text:style-name="T4">ejemplo de cómo usar un</text:span></text:span><text:span text:style-name="short_5f_text"><text:span text:style-name="T4"> </text:span></text:span><text:span text:style-name="hps"><text:span text:style-name="T4">diccionario:</text:span></text:span></text:p>
      <text:p text:style-name="P33"><text:span text:style-name="hps"><text:span text:style-name="T4"/></text:span></text:p>
      <text:p text:style-name="P33"><text:span text:style-name="hps"><text:span text:style-name="T4"/></text:span></text:p>
      <text:p text:style-name="P33"><text:span text:style-name="hps"><text:span text:style-name="T4">Cuandoun un</text:span></text:span><text:span text:style-name="T4"> </text:span><text:span text:style-name="hps"><text:span text:style-name="T4">bucle recorre a través de</text:span></text:span><text:span text:style-name="T4"> </text:span><text:span text:style-name="hps"><text:span text:style-name="T4">los diccionarios</text:span></text:span><text:span text:style-name="T4">, </text:span><text:span text:style-name="hps"><text:span text:style-name="T4">el valor de clave</text:span></text:span><text:span text:style-name="T4"> </text:span><text:span text:style-name="hps"><text:span text:style-name="T4">correspondiente</text:span></text:span><text:span text:style-name="T4"> </text:span><text:span text:style-name="hps"><text:span text:style-name="T4">se puede recuperar en</text:span></text:span><text:span text:style-name="T4"> </text:span><text:span text:style-name="hps"><text:span text:style-name="T4">el mismo</text:span></text:span><text:span text:style-name="T4"> </text:span><text:span text:style-name="hps"><text:span text:style-name="T4">método de tiempo</text:span></text:span><text:span text:style-name="T4"> </text:span><text:span text:style-name="hps"><text:span text:style-name="T4">utilizando</text:span></text:span><text:span text:style-name="T4"> </text:span><text:span text:style-name="hps"><text:span text:style-name="T4">los</text:span></text:span><text:span text:style-name="T4"> </text:span><text:span text:style-name="hps"><text:span text:style-name="T4">iteritems</text:span></text:span><text:span text:style-name="T4"> </text:span><text:span text:style-name="hps"><text:span text:style-name="T4">(</text:span></text:span><text:span text:style-name="T4">).</text:span></text:p>
      <text:p text:style-name="P43"/>
      <text:p text:style-name="P43"/>
      <text:p text:style-name="P33"><text:span text:style-name="hps"><text:span text:style-name="T4">Cuando</text:span></text:span><text:span text:style-name="T4"> usas un </text:span><text:span text:style-name="hps"><text:span text:style-name="T4">bucle a través de</text:span></text:span><text:span text:style-name="T4"> </text:span><text:span text:style-name="hps"><text:span text:style-name="T4">una secuencia</text:span></text:span><text:span text:style-name="T4">, </text:span><text:span text:style-name="hps"><text:span text:style-name="T4">el índice de</text:span></text:span><text:span text:style-name="T4"> </text:span><text:span text:style-name="hps"><text:span text:style-name="T4">posición y el valor</text:span></text:span><text:span text:style-name="T4"> </text:span><text:span text:style-name="hps"><text:span text:style-name="T4">correspondiente</text:span></text:span><text:span text:style-name="T4"> </text:span><text:span text:style-name="hps"><text:span text:style-name="T4">se pueden recuperar</text:span></text:span><text:span text:style-name="T4"> </text:span><text:span text:style-name="hps"><text:span text:style-name="T4">al mismo</text:span></text:span><text:span text:style-name="T4"> </text:span><text:span text:style-name="hps"><text:span text:style-name="T4">tiempo utilizando</text:span></text:span><text:span text:style-name="T4"> </text:span><text:span text:style-name="hps"><text:span text:style-name="T4">la función</text:span></text:span><text:span text:style-name="T4"> </text:span><text:span text:style-name="hps"><text:span text:style-name="T4">enumerate</text:span></text:span><text:span text:style-name="T4"> </text:span><text:span text:style-name="hps"><text:span text:style-name="T4">(</text:span></text:span><text:span text:style-name="T4">).</text:span></text:p>
      <text:p text:style-name="P45"><text:soft-page-break/></text:p>
      <text:p text:style-name="P45"/>
      <text:p text:style-name="P45"/>
      <text:list xml:id="list2016094659" text:continue-numbering="true" text:style-name="WWNum25">
        <text:list-item>
          <text:list>
            <text:list-item>
              <text:p text:style-name="P19"><text:span text:style-name="T16">Módulos</text:span></text:p>
            </text:list-item>
          </text:list>
        </text:list-item>
      </text:list>
      <text:p text:style-name="P33"><text:span text:style-name="hps"><text:span text:style-name="T4">Si sale</text:span></text:span><text:span text:style-name="T4"> </text:span><text:span text:style-name="hps"><text:span text:style-name="T4">del</text:span></text:span><text:span text:style-name="T4"> </text:span><text:span text:style-name="hps"><text:span text:style-name="T4">intérprete de</text:span></text:span><text:span text:style-name="T4"> </text:span><text:span text:style-name="hps"><text:span text:style-name="T4">Python</text:span></text:span><text:span text:style-name="T4"> </text:span><text:span text:style-name="hps"><text:span text:style-name="T4">y entrar</text:span></text:span><text:span text:style-name="T4"> </text:span><text:span text:style-name="hps"><text:span text:style-name="T4">de nuevo,</text:span></text:span><text:span text:style-name="T4"> </text:span><text:span text:style-name="hps"><text:span text:style-name="T4">las definiciones</text:span></text:span><text:span text:style-name="T4"> </text:span><text:span text:style-name="hps"><text:span text:style-name="T4">que ha hecho</text:span></text:span><text:span text:style-name="T4"> </text:span><text:span text:style-name="hps"><text:span text:style-name="T4">(funciones</text:span></text:span><text:span text:style-name="T4"> </text:span><text:span text:style-name="hps"><text:span text:style-name="T4">y variables</text:span></text:span><text:span text:style-name="T4">) </text:span><text:span text:style-name="hps"><text:span text:style-name="T4">se pierden.</text:span></text:span><text:span text:style-name="T4"> </text:span><text:span text:style-name="hps"><text:span text:style-name="T4">Por lo tanto</text:span></text:span><text:span text:style-name="T4">, </text:span><text:span text:style-name="hps"><text:span text:style-name="T4">si desea</text:span></text:span><text:span text:style-name="T4"> </text:span><text:span text:style-name="hps"><text:span text:style-name="T4">escribir un programa</text:span></text:span><text:span text:style-name="T4"> </text:span><text:span text:style-name="hps"><text:span text:style-name="T4">un poco más largo</text:span></text:span><text:span text:style-name="T4">, </text:span><text:span text:style-name="hps"><text:span text:style-name="T4">es</text:span></text:span><text:span text:style-name="T4"> </text:span><text:span text:style-name="hps"><text:span text:style-name="T4">mejor usar</text:span></text:span><text:span text:style-name="T4"> </text:span><text:span text:style-name="hps"><text:span text:style-name="T4">un editor de texto</text:span></text:span><text:span text:style-name="T4"> </text:span><text:span text:style-name="hps"><text:span text:style-name="T4">para preparar</text:span></text:span><text:span text:style-name="T4"> </text:span><text:span text:style-name="hps"><text:span text:style-name="T4">la entrada del</text:span></text:span><text:span text:style-name="T4"> </text:span><text:span text:style-name="hps"><text:span text:style-name="T4">intérprete y</text:span></text:span><text:span text:style-name="T4"> </text:span><text:span text:style-name="hps"><text:span text:style-name="T4">ejecutarlo con</text:span></text:span><text:span text:style-name="T4"> </text:span><text:span text:style-name="hps"><text:span text:style-name="T4">ese archivo como</text:span></text:span><text:span text:style-name="T4"> </text:span><text:span text:style-name="hps"><text:span text:style-name="T4">insteadn</text:span></text:span><text:span text:style-name="T4"> </text:span><text:span text:style-name="hps"><text:span text:style-name="T4">entrada.</text:span></text:span></text:p>
      <text:p text:style-name="P33"><text:span text:style-name="hps"><text:span text:style-name="T4"/></text:span></text:p>
      <text:p text:style-name="P33"><text:span text:style-name="hps"><text:span text:style-name="T4">Un módulo es</text:span></text:span><text:span text:style-name="T4"> </text:span><text:span text:style-name="hps"><text:span text:style-name="T4">un archivo que contiene</text:span></text:span><text:span text:style-name="T4"> </text:span><text:span text:style-name="hps"><text:span text:style-name="T4">las definiciones</text:span></text:span><text:span text:style-name="T4"> </text:span><text:span text:style-name="hps"><text:span text:style-name="T4">y declaraciones</text:span></text:span><text:span text:style-name="T4"> </text:span><text:span text:style-name="hps"><text:span text:style-name="T4">de Python</text:span></text:span><text:span text:style-name="T4">. </text:span><text:span text:style-name="hps"><text:span text:style-name="T4">El</text:span></text:span><text:span text:style-name="T4"> </text:span><text:span text:style-name="hps"><text:span text:style-name="T4">nombre del archivo es</text:span></text:span><text:span text:style-name="T4"> </text:span><text:span text:style-name="hps"><text:span text:style-name="T4">el nombre del módulo</text:span></text:span><text:span text:style-name="T4"> </text:span><text:span text:style-name="hps"><text:span text:style-name="T4">con el sufijo</text:span></text:span><text:span text:style-name="T4">. </text:span><text:span text:style-name="hps"><text:span text:style-name="T4">Py</text:span></text:span><text:span text:style-name="T4"> </text:span><text:span text:style-name="hps"><text:span text:style-name="T4">adjunta</text:span></text:span><text:span text:style-name="T4">. </text:span><text:span text:style-name="hps"><text:span text:style-name="T4">Por ejemplo</text:span></text:span><text:span text:style-name="T4">, use su </text:span><text:span text:style-name="hps"><text:span text:style-name="T4">editor</text:span></text:span><text:span text:style-name="T4"> </text:span><text:span text:style-name="hps"><text:span text:style-name="T4">de texto favorito</text:span></text:span><text:span text:style-name="T4"> </text:span><text:span text:style-name="hps"><text:span text:style-name="T4">para crear</text:span></text:span><text:span text:style-name="T4"> </text:span><text:span text:style-name="hps"><text:span text:style-name="T4">un archivo llamado</text:span></text:span><text:span text:style-name="T4"> </text:span><text:span text:style-name="hps"><text:span text:style-name="T4">fibo.py</text:span></text:span><text:span text:style-name="T4"> </text:span><text:span text:style-name="hps"><text:span text:style-name="T4">en el directorio</text:span></text:span><text:span text:style-name="T4"> </text:span><text:span text:style-name="hps"><text:span text:style-name="T4">actual con</text:span></text:span><text:span text:style-name="T4"> </text:span><text:span text:style-name="hps"><text:span text:style-name="T4">el siguiente contenido</text:span></text:span><text:span text:style-name="T4">:</text:span></text:p>
      <text:p text:style-name="P36"/>
      <text:p text:style-name="P3"><text:span text:style-name="T10">A continuación, introduzca el intérprete de Python e importar este módulo con el siguiente comando:</text:span></text:p>
      <text:p text:style-name="P52"><text:span text:style-name="T34">&gt;&gt;&gt;</text:span><text:span text:style-name="T40"> </text:span><text:span text:style-name="T34">import</text:span><text:span text:style-name="T31"> fibo</text:span></text:p>
      <text:p text:style-name="P43"/>
      <text:list xml:id="list291949244" text:continue-numbering="true" text:style-name="WWNum25">
        <text:list-item>
          <text:list>
            <text:list-item>
              <text:p text:style-name="P19"><text:span text:style-name="T16">Clases</text:span></text:p>
            </text:list-item>
          </text:list>
        </text:list-item>
      </text:list>
      <text:p text:style-name="P33"><text:span text:style-name="hps"><text:span text:style-name="T4">Mecanismo de la clase</text:span></text:span><text:span text:style-name="T4"> </text:span><text:span text:style-name="hps"><text:span text:style-name="T4">de Python,</text:span></text:span><text:span text:style-name="T4"> </text:span><text:span text:style-name="hps"><text:span text:style-name="T4">añade</text:span></text:span><text:span text:style-name="T4"> </text:span><text:span text:style-name="hps"><text:span text:style-name="T4">clases</text:span></text:span><text:span text:style-name="T4"> </text:span><text:span text:style-name="hps"><text:span text:style-name="T4">al lenguaje</text:span></text:span><text:span text:style-name="T4"> </text:span><text:span text:style-name="hps"><text:span text:style-name="T4">con un mínimo de</text:span></text:span><text:span text:style-name="T4"> </text:span><text:span text:style-name="hps"><text:span text:style-name="T4">nueva sintaxis</text:span></text:span><text:span text:style-name="T4"> </text:span><text:span text:style-name="hps"><text:span text:style-name="T4">y la semántica</text:span></text:span><text:span text:style-name="T4">.</text:span></text:p>
      <text:p text:style-name="P33"><text:span text:style-name="T4"><text:line-break/></text:span><text:span text:style-name="hps"><text:span text:style-name="T4">Las características más</text:span></text:span><text:span text:style-name="T4"> </text:span><text:span text:style-name="hps"><text:span text:style-name="T4">importantes de</text:span></text:span><text:span text:style-name="T4"> </text:span><text:span text:style-name="hps"><text:span text:style-name="T4">las clases</text:span></text:span><text:span text:style-name="T4"> </text:span><text:span text:style-name="hps"><text:span text:style-name="T4">se mantienen</text:span></text:span><text:span text:style-name="T4"> </text:span><text:span text:style-name="hps"><text:span text:style-name="T4">con pleno</text:span></text:span><text:span text:style-name="T4"> </text:span><text:span text:style-name="hps"><text:span text:style-name="T4">poder, sin embargo</text:span></text:span><text:span text:style-name="T4">: </text:span><text:span text:style-name="hps"><text:span text:style-name="T4">el mecanismo de</text:span></text:span><text:span text:style-name="T4"> </text:span><text:span text:style-name="hps"><text:span text:style-name="T4">herencia de clases</text:span></text:span><text:span text:style-name="T4"> </text:span><text:span text:style-name="hps"><text:span text:style-name="T4">permite múltiples</text:span></text:span><text:span text:style-name="T4"> </text:span><text:span text:style-name="hps"><text:span text:style-name="T4">clases</text:span></text:span><text:span text:style-name="T4">, una clase </text:span><text:span text:style-name="hps"><text:span text:style-name="T4">derivada puede</text:span></text:span><text:span text:style-name="T4"> </text:span><text:span text:style-name="hps"><text:span text:style-name="T4">sobreescribir</text:span></text:span><text:span text:style-name="T4"> </text:span><text:span text:style-name="hps"><text:span text:style-name="T4">cualquier método de</text:span></text:span><text:span text:style-name="T4"> </text:span><text:span text:style-name="hps"><text:span text:style-name="T4">la</text:span></text:span><text:span text:style-name="T4"> </text:span><text:span text:style-name="hps"><text:span text:style-name="T4">clase base</text:span></text:span><text:span text:style-name="T4"> </text:span><text:span text:style-name="hps"><text:span text:style-name="T4">o de</text:span></text:span><text:span text:style-name="T4"> </text:span><text:span text:style-name="hps"><text:span text:style-name="T4">clases</text:span></text:span><text:span text:style-name="T4">, </text:span><text:span text:style-name="hps"><text:span text:style-name="T4">y un método</text:span></text:span><text:span text:style-name="T4"> </text:span><text:span text:style-name="hps"><text:span text:style-name="T4">puede llamar al método</text:span></text:span><text:span text:style-name="T4"> </text:span><text:span text:style-name="hps"><text:span text:style-name="T4">de la clase</text:span></text:span><text:span text:style-name="T4"> </text:span><text:span text:style-name="hps"><text:span text:style-name="T4">base con el</text:span></text:span><text:span text:style-name="T4"> </text:span><text:span text:style-name="hps"><text:span text:style-name="T4">mismo nombre.</text:span></text:span><text:span text:style-name="T4"> </text:span><text:span text:style-name="hps"><text:span text:style-name="T4">Los objetos pueden</text:span></text:span><text:span text:style-name="T4"> </text:span><text:span text:style-name="hps"><text:span text:style-name="T4">contener</text:span></text:span><text:span text:style-name="T4"> </text:span><text:span text:style-name="hps"><text:span text:style-name="T4">una cantidad arbitraria de</text:span></text:span><text:span text:style-name="T4"> </text:span><text:span text:style-name="hps"><text:span text:style-name="T4">datos</text:span></text:span><text:span text:style-name="T4">.</text:span></text:p>
      <text:p text:style-name="P38"/>
      <text:p text:style-name="P33"><text:span text:style-name="hps"><text:span text:style-name="T5">Sintaxis de</text:span></text:span><text:span text:style-name="short_5f_text"><text:span text:style-name="T5"> </text:span></text:span><text:span text:style-name="hps"><text:span text:style-name="T5">definición de clase</text:span></text:span></text:p>
      <text:p text:style-name="P33"><text:span text:style-name="hps"><text:span text:style-name="T4"/></text:span></text:p>
      <text:p text:style-name="P33"><text:span text:style-name="hps"><text:span text:style-name="T4">La</text:span></text:span><text:span text:style-name="T4"> </text:span><text:span text:style-name="hps"><text:span text:style-name="T4">forma más simple de</text:span></text:span><text:span text:style-name="T4"> </text:span><text:span text:style-name="hps"><text:span text:style-name="T4">definición de una clase</text:span></text:span><text:span text:style-name="T4"> </text:span><text:span text:style-name="hps"><text:span text:style-name="T4">es asi:</text:span></text:span></text:p>
      <text:p text:style-name="P52"><text:soft-page-break/><text:span text:style-name="T41">class </text:span><text:span text:style-name="T42">nombrecase</text:span><text:span text:style-name="T38">:</text:span></text:p>
      <text:p text:style-name="P33"><text:span text:style-name="hps"><text:span text:style-name="T4">Las definiciones de clases</text:span></text:span><text:span text:style-name="T4">, como </text:span><text:span text:style-name="hps"><text:span text:style-name="T4">las definiciones de funciones</text:span></text:span><text:span text:style-name="T4"> </text:span><text:span text:style-name="hps"><text:span text:style-name="T4">(</text:span></text:span><text:span text:style-name="T4">sentencias </text:span><text:span text:style-name="hps"><text:span text:style-name="T4">def</text:span></text:span><text:span text:style-name="T4">) </text:span><text:span text:style-name="hps"><text:span text:style-name="T4">deben ser</text:span></text:span><text:span text:style-name="T4"> </text:span><text:span text:style-name="hps"><text:span text:style-name="T4">ejecutados</text:span></text:span><text:span text:style-name="T4"> </text:span><text:span text:style-name="hps"><text:span text:style-name="T4">antes de que tengan</text:span></text:span><text:span text:style-name="T4"> </text:span><text:span text:style-name="hps"><text:span text:style-name="T4">algún efecto.</text:span></text:span><text:span text:style-name="T4"> </text:span><text:span text:style-name="hps"><text:span text:style-name="T4">(</text:span></text:span><text:span text:style-name="T4">Es posible que usted</text:span><text:span text:style-name="hps"><text:span text:style-name="T4"> podría</text:span></text:span><text:span text:style-name="T4"> </text:span><text:span text:style-name="hps"><text:span text:style-name="T4">colocar</text:span></text:span><text:span text:style-name="T4"> </text:span><text:span text:style-name="hps"><text:span text:style-name="T4">una definición de clase</text:span></text:span><text:span text:style-name="T4"> </text:span><text:span text:style-name="hps"><text:span text:style-name="T4">en</text:span></text:span><text:span text:style-name="T4"> </text:span><text:span text:style-name="hps"><text:span text:style-name="T4">una rama de</text:span></text:span><text:span text:style-name="T4"> </text:span><text:span text:style-name="hps"><text:span text:style-name="T4">una sentencia if</text:span></text:span><text:span text:style-name="T4">, </text:span><text:span text:style-name="hps"><text:span text:style-name="T4">o</text:span></text:span><text:span text:style-name="T4"> </text:span><text:span text:style-name="hps"><text:span text:style-name="T4">dentro de una función</text:span></text:span><text:span text:style-name="T4">.)</text:span></text:p>
      <text:p text:style-name="P54"/>
      <text:p text:style-name="P33"><text:span text:style-name="hps"><text:span text:style-name="T5">Clases de objetos.</text:span></text:span></text:p>
      <text:p text:style-name="P39"/>
      <text:p text:style-name="P25"/>
      <text:list xml:id="list704345372" text:continue-numbering="true" text:style-name="WWNum25">
        <text:list-item>
          <text:p text:style-name="P31"><text:span text:style-name="T18">Interpretador Python</text:span></text:p>
        </text:list-item>
      </text:list>
      <text:p text:style-name="P82"/>
      <text:list xml:id="list701128748" text:continue-numbering="true" text:style-name="WWNum25">
        <text:list-item>
          <text:p text:style-name="P3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adornments="Regular" style:font-pitch="variable" style:font-charset="x-symbol"/>
    <style:font-face style:name="Wingdings" svg:font-family="Wingdings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MonL-Bold" svg:font-family="NimbusMonL-Bold" style:font-family-generic="roman" style:font-pitch="variable"/>
    <style:font-face style:name="NimbusMonL-Regu" svg:font-family="NimbusMonL-Regu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imbusMonL-Bold1" svg:font-family="NimbusMonL-Bold" style:font-family-generic="system" style:font-pitch="variable"/>
    <style:font-face style:name="NimbusMonL-Regu1" svg:font-family="NimbusMonL-Regu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V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VE" style:letter-kerning="true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 fo:line-height="100%" fo:text-align="center" style:justify-single-word="false" fo:padding-left="0cm" fo:padding-right="0cm" fo:padding-top="0.035cm" fo:padding-bottom="0cm" fo:border-left="none" fo:border-right="none" fo:border-top="0.018cm solid #00000a" fo:border-bottom="none" fo:keep-with-next="always"/>
      <style:text-properties style:font-name="Arial" fo:font-size="12pt" fo:language="es" fo:country="ES" fo:font-weight="bold" style:font-name-asian="Times New Roman2" style:font-size-asian="12pt" style:language-asian="es" style:country-asian="ES" style:font-weight-asian="bold" style:font-name-complex="Times New Roman2" style:font-size-complex="10pt"/>
    </style:style>
    <style:style style:name="Balloon_20_Text" style:display-name="Balloon Text" style:family="paragraph" style:parent-style-name="Standard"/>
    <style:style style:name="No_20_Spacing" style:display-name="No Spacing" style:family="paragraph"/>
    <style:style style:name="List_20_Paragraph" style:display-name="List Paragraph" style:family="paragraph" style:parent-style-name="Standard"/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short_5f_text" style:display-name="short_text" style:family="text" style:parent-style-name="Default_20_Paragraph_20_Font"/>
    <style:style style:name="hps" style:family="text" style:parent-style-name="Default_20_Paragraph_20_Font"/>
    <style:style style:name="Título_20_1_20_Car" style:display-name="Título 1 Car" style:family="text" style:parent-style-name="Default_20_Paragraph_20_Font"/>
    <style:style style:name="atn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alibri1"/>
    </style:style>
    <style:style style:name="ListLabel_20_4" style:display-name="ListLabel 4" style:family="text">
      <style:text-properties fo:font-size="12pt" fo:font-weight="bold" style:font-name-asian="Times New Roman2" style:font-size-asian="12pt" style:font-weight-asian="bold" style:font-name-complex="Times New Roman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Tahoma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2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3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0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7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4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1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4.022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8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1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3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64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9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1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83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9.10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37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64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91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4.18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45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83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9.10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37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64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91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4.18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45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82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style:font-name="Symbol"/>
      </text:list-level-style-bullet>
      <text:list-level-style-bullet text:level="2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style:font-name="Times New Roman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82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</meta:initial-creator>
    <dc:creator>Marcel Arcuri</dc:creator>
    <meta:editing-cycles>6</meta:editing-cycles>
    <meta:creation-date>2013-11-17T13:15:00</meta:creation-date>
    <dc:date>2013-11-17T15:08:23</dc:date>
    <meta:editing-duration>PT00H06M20S</meta:editing-duration>
    <meta:generator>OpenOffice.org/3.2$Linux OpenOffice.org_project/320m19$Build-9505</meta:generator>
    <meta:document-statistic meta:table-count="1" meta:image-count="1" meta:object-count="0" meta:page-count="16" meta:paragraph-count="214" meta:word-count="2513" meta:character-count="15170"/>
    <meta:template xlink:type="simple" xlink:actuate="onRequest" xlink:title="Normal" xlink:href=""/>
  </office:meta>
</office:document-meta>
</file>